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0.8618in" style:rel-column-width="1241*"/>
    </style:style>
    <style:style style:name="Table1.B" style:family="table-column">
      <style:table-column-properties style:column-width="0.7292in" style:rel-column-width="1050*"/>
    </style:style>
    <style:style style:name="Table1.C" style:family="table-column">
      <style:table-column-properties style:column-width="1.0035in" style:rel-column-width="1445*"/>
    </style:style>
    <style:style style:name="Table1.D" style:family="table-column">
      <style:table-column-properties style:column-width="0.8715in" style:rel-column-width="1255*"/>
    </style:style>
    <style:style style:name="Table1.E" style:family="table-column">
      <style:table-column-properties style:column-width="0.6347in" style:rel-column-width="914*"/>
    </style:style>
    <style:style style:name="Table1.F" style:family="table-column">
      <style:table-column-properties style:column-width="0.7194in" style:rel-column-width="1036*"/>
    </style:style>
    <style:style style:name="Table1.G" style:family="table-column">
      <style:table-column-properties style:column-width="0.9472in" style:rel-column-width="1364*"/>
    </style:style>
    <style:style style:name="Table1.H" style:family="table-column">
      <style:table-column-properties style:column-width="0.9257in" style:rel-column-width="1333*"/>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writing-mode="lr-tb"/>
    </style:style>
    <style:style style:name="Table2.A" style:family="table-column">
      <style:table-column-properties style:column-width="1.1153in" style:rel-column-width="10922*"/>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3" style:family="paragraph" style:parent-style-name="toc_20_1">
      <style:paragraph-properties style:writing-mode="lr-tb">
        <style:tab-stops>
          <style:tab-stop style:position="6.5244in" style:type="right" style:leader-style="dotted" style:leader-text="."/>
        </style:tab-stops>
      </style:paragraph-properties>
    </style:style>
    <style:style style:name="P4" style:family="paragraph" style:parent-style-name="heading_20_1">
      <style:paragraph-properties fo:margin-left="0.3937in" fo:margin-right="0in" fo:text-indent="0in" style:auto-text-indent="false" style:writing-mode="lr-tb"/>
    </style:style>
    <style:style style:name="P5" style:family="paragraph" style:parent-style-name="heading_20_2">
      <style:paragraph-properties fo:margin-left="0.3937in" fo:margin-right="0in" fo:text-indent="0in" style:auto-text-indent="false" style:writing-mode="lr-tb"/>
    </style:style>
    <style:style style:name="P6" style:family="paragraph" style:parent-style-name="heading_20_3">
      <style:paragraph-properties fo:margin-left="0.3937in" fo:margin-right="0in" fo:text-indent="0in" style:auto-text-indent="false" style:writing-mode="lr-tb"/>
    </style:style>
    <style:style style:name="P7" style:family="paragraph" style:parent-style-name="Standard">
      <style:paragraph-properties fo:margin-left="0.3937in" fo:margin-right="0in" fo:text-indent="0in" style:auto-text-indent="false" style:writing-mode="lr-tb"/>
    </style:style>
    <style:style style:name="P8" style:family="paragraph" style:parent-style-name="heading_20_1">
      <style:paragraph-properties fo:margin-left="0.3937in" fo:margin-right="0in" fo:text-indent="0in" style:auto-text-indent="false" fo:break-before="page" style:writing-mode="lr-tb"/>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3">
      <style:paragraph-properties>
        <style:tab-stops>
          <style:tab-stop style:position="6.3in" style:type="right" style:leader-style="dotted" style:leader-text="."/>
        </style:tab-stops>
      </style:paragraph-properties>
    </style:style>
    <style:style style:name="P12" style:family="paragraph" style:parent-style-name="Standard">
      <style:paragraph-properties fo:text-align="start" style:justify-single-word="false"/>
    </style:style>
    <style:style style:name="P13" style:family="paragraph" style:parent-style-name="Standard">
      <style:paragraph-properties fo:margin-left="0in" fo:margin-right="0in" fo:text-indent="0in" style:auto-text-indent="false" style:writing-mode="lr-tb"/>
    </style:style>
    <style:style style:name="P14" style:family="paragraph" style:parent-style-name="Standard">
      <style:paragraph-properties fo:margin-left="0in" fo:margin-right="0in" fo:text-indent="0.4354in" style:auto-text-indent="false" style:writing-mode="lr-tb"/>
    </style:style>
    <style:style style:name="P15" style:family="paragraph" style:parent-style-name="Standard">
      <style:paragraph-properties fo:margin-left="0in" fo:margin-right="0in" fo:text-indent="0.4354in" style:auto-text-indent="false"/>
    </style:style>
    <style:style style:name="P16" style:family="paragraph" style:parent-style-name="Standard">
      <style:paragraph-properties fo:margin-left="0in" fo:margin-right="0in" fo:text-indent="0.4264in" style:auto-text-indent="false"/>
    </style:style>
    <style:style style:name="P17" style:family="paragraph" style:parent-style-name="Standard">
      <style:paragraph-properties fo:margin-left="0in" fo:margin-right="0in" fo:text-indent="0.4264in" style:auto-text-indent="false" style:writing-mode="lr-tb"/>
    </style:style>
    <style:style style:name="P18" style:family="paragraph" style:parent-style-name="Standard">
      <style:paragraph-properties fo:margin-left="0in" fo:margin-right="0in" fo:text-align="start" style:justify-single-word="false" fo:text-indent="0.4071in" style:auto-text-indent="false"/>
    </style:style>
    <style:style style:name="P19" style:family="paragraph" style:parent-style-name="Standard">
      <style:paragraph-properties fo:margin-left="0in" fo:margin-right="0in" fo:text-indent="0.4453in" style:auto-text-indent="false" style:writing-mode="lr-tb"/>
    </style:style>
    <style:style style:name="P20" style:family="paragraph" style:parent-style-name="Standard">
      <style:paragraph-properties fo:margin-left="0in" fo:margin-right="0in" fo:text-align="justify" style:justify-single-word="false" fo:text-indent="0.4453in" style:auto-text-indent="false" style:writing-mode="lr-tb"/>
    </style:style>
    <style:style style:name="P21" style:family="paragraph" style:parent-style-name="Standard">
      <style:paragraph-properties fo:margin-left="0in" fo:margin-right="0in" fo:text-indent="0.4638in" style:auto-text-indent="false"/>
    </style:style>
    <style:style style:name="P22" style:family="paragraph" style:parent-style-name="Standard">
      <style:paragraph-properties fo:margin-left="0in" fo:margin-right="0in" fo:text-indent="0.4638in" style:auto-text-indent="false" style:writing-mode="lr-tb">
        <style:tab-stops/>
      </style:paragraph-properties>
    </style:style>
    <style:style style:name="P23" style:family="paragraph" style:parent-style-name="Standard">
      <style:paragraph-properties fo:margin-left="0in" fo:margin-right="0in" fo:text-indent="0.4547in" style:auto-text-indent="false" style:writing-mode="lr-tb">
        <style:tab-stops/>
      </style:paragraph-properties>
    </style:style>
    <style:style style:name="P24" style:family="paragraph" style:parent-style-name="Stolen">
      <style:paragraph-properties fo:margin-left="0in" fo:margin-right="0in" fo:text-indent="0.4165in" style:auto-text-indent="false"/>
      <style:text-properties fo:font-size="12pt" fo:font-style="normal" style:font-size-asian="12pt" style:font-style-asian="normal" style:font-size-complex="12pt" style:font-style-complex="normal"/>
    </style:style>
    <style:style style:name="P25" style:family="paragraph" style:parent-style-name="Standard">
      <style:paragraph-properties fo:margin-left="-0.0098in" fo:margin-right="0in" fo:text-indent="0.398in" style:auto-text-indent="false" style:writing-mode="lr-tb"/>
    </style:style>
    <style:style style:name="P26" style:family="paragraph" style:parent-style-name="Text_20_body" style:list-style-name="L13">
      <style:text-properties fo:font-weight="normal" style:font-weight-asian="normal" style:font-weight-complex="normal"/>
    </style:style>
    <style:style style:name="P27" style:family="paragraph" style:parent-style-name="Text_20_body" style:list-style-name="L14">
      <style:text-properties fo:font-weight="normal" style:font-weight-asian="normal" style:font-weight-complex="normal"/>
    </style:style>
    <style:style style:name="P28" style:family="paragraph" style:parent-style-name="Text_20_body" style:list-style-name="L17">
      <style:text-properties fo:font-weight="normal" style:font-weight-asian="normal" style:font-weight-complex="normal"/>
    </style:style>
    <style:style style:name="P29" style:family="paragraph" style:parent-style-name="Text_20_body" style:list-style-name="L18">
      <style:text-properties fo:font-weight="normal" style:font-weight-asian="normal" style:font-weight-complex="normal"/>
    </style:style>
    <style:style style:name="P30" style:family="paragraph" style:parent-style-name="Text_20_body" style:list-style-name="L26">
      <style:text-properties fo:font-weight="normal" style:font-weight-asian="normal" style:font-weight-complex="normal"/>
    </style:style>
    <style:style style:name="P31" style:family="paragraph" style:parent-style-name="Text_20_body" style:list-style-name="L30">
      <style:text-properties fo:font-weight="normal" style:font-weight-asian="normal" style:font-weight-complex="normal"/>
    </style:style>
    <style:style style:name="P32" style:family="paragraph" style:parent-style-name="Text_20_body" style:list-style-name="L10">
      <style:paragraph-properties fo:margin-top="0in" fo:margin-bottom="0in"/>
      <style:text-properties fo:font-weight="normal" style:font-weight-asian="normal" style:font-weight-complex="normal"/>
    </style:style>
    <style:style style:name="P33" style:family="paragraph" style:parent-style-name="Text_20_body" style:list-style-name="L11">
      <style:paragraph-properties fo:margin-top="0in" fo:margin-bottom="0in"/>
      <style:text-properties fo:font-weight="normal" style:font-weight-asian="normal" style:font-weight-complex="normal"/>
    </style:style>
    <style:style style:name="P34" style:family="paragraph" style:parent-style-name="Text_20_body" style:list-style-name="L12">
      <style:paragraph-properties fo:margin-top="0in" fo:margin-bottom="0in"/>
      <style:text-properties fo:font-weight="normal" style:font-weight-asian="normal" style:font-weight-complex="normal"/>
    </style:style>
    <style:style style:name="P35" style:family="paragraph" style:parent-style-name="Text_20_body" style:list-style-name="L14">
      <style:paragraph-properties fo:margin-top="0in" fo:margin-bottom="0in"/>
      <style:text-properties fo:font-weight="normal" style:font-weight-asian="normal" style:font-weight-complex="normal"/>
    </style:style>
    <style:style style:name="P36" style:family="paragraph" style:parent-style-name="Text_20_body" style:list-style-name="L15">
      <style:paragraph-properties fo:margin-top="0in" fo:margin-bottom="0in"/>
      <style:text-properties fo:font-weight="normal" style:font-weight-asian="normal" style:font-weight-complex="normal"/>
    </style:style>
    <style:style style:name="P37" style:family="paragraph" style:parent-style-name="Text_20_body" style:list-style-name="L16">
      <style:paragraph-properties fo:margin-top="0in" fo:margin-bottom="0in"/>
      <style:text-properties fo:font-weight="normal" style:font-weight-asian="normal" style:font-weight-complex="normal"/>
    </style:style>
    <style:style style:name="P38" style:family="paragraph" style:parent-style-name="Text_20_body" style:list-style-name="L18">
      <style:paragraph-properties fo:margin-top="0in" fo:margin-bottom="0in"/>
      <style:text-properties fo:font-weight="normal" style:font-weight-asian="normal" style:font-weight-complex="normal"/>
    </style:style>
    <style:style style:name="P39" style:family="paragraph" style:parent-style-name="Text_20_body" style:list-style-name="L19">
      <style:paragraph-properties fo:margin-top="0in" fo:margin-bottom="0in"/>
      <style:text-properties fo:font-weight="normal" style:font-weight-asian="normal" style:font-weight-complex="normal"/>
    </style:style>
    <style:style style:name="P40" style:family="paragraph" style:parent-style-name="Text_20_body" style:list-style-name="L20">
      <style:paragraph-properties fo:margin-top="0in" fo:margin-bottom="0in"/>
      <style:text-properties fo:font-weight="normal" style:font-weight-asian="normal" style:font-weight-complex="normal"/>
    </style:style>
    <style:style style:name="P41" style:family="paragraph" style:parent-style-name="Text_20_body" style:list-style-name="L21">
      <style:paragraph-properties fo:margin-top="0in" fo:margin-bottom="0in"/>
      <style:text-properties fo:font-weight="normal" style:font-weight-asian="normal" style:font-weight-complex="normal"/>
    </style:style>
    <style:style style:name="P42" style:family="paragraph" style:parent-style-name="Text_20_body" style:list-style-name="L22">
      <style:paragraph-properties fo:margin-top="0in" fo:margin-bottom="0in"/>
      <style:text-properties fo:font-weight="normal" style:font-weight-asian="normal" style:font-weight-complex="normal"/>
    </style:style>
    <style:style style:name="P43" style:family="paragraph" style:parent-style-name="Text_20_body" style:list-style-name="L23">
      <style:paragraph-properties fo:margin-top="0in" fo:margin-bottom="0in"/>
      <style:text-properties fo:font-weight="normal" style:font-weight-asian="normal" style:font-weight-complex="normal"/>
    </style:style>
    <style:style style:name="P44" style:family="paragraph" style:parent-style-name="Text_20_body" style:list-style-name="L24">
      <style:paragraph-properties fo:margin-top="0in" fo:margin-bottom="0in"/>
      <style:text-properties fo:font-weight="normal" style:font-weight-asian="normal" style:font-weight-complex="normal"/>
    </style:style>
    <style:style style:name="P45" style:family="paragraph" style:parent-style-name="Text_20_body" style:list-style-name="L25">
      <style:paragraph-properties fo:margin-top="0in" fo:margin-bottom="0in"/>
      <style:text-properties fo:font-weight="normal" style:font-weight-asian="normal" style:font-weight-complex="normal"/>
    </style:style>
    <style:style style:name="P46" style:family="paragraph" style:parent-style-name="Text_20_body" style:list-style-name="L28">
      <style:paragraph-properties fo:margin-top="0in" fo:margin-bottom="0in"/>
      <style:text-properties fo:font-weight="normal" style:font-weight-asian="normal" style:font-weight-complex="normal"/>
    </style:style>
    <style:style style:name="P47" style:family="paragraph" style:parent-style-name="Text_20_body" style:list-style-name="L29">
      <style:paragraph-properties fo:margin-top="0in" fo:margin-bottom="0in"/>
      <style:text-properties fo:font-weight="normal" style:font-weight-asian="normal" style:font-weight-complex="normal"/>
    </style:style>
    <style:style style:name="P48" style:family="paragraph" style:parent-style-name="heading_20_1">
      <style:paragraph-properties fo:margin-left="0.3937in" fo:margin-right="0in" fo:text-indent="0in" style:auto-text-indent="false" style:writing-mode="lr-tb"/>
    </style:style>
    <style:style style:name="P49" style:family="paragraph" style:parent-style-name="heading_20_1" style:list-style-name="L40">
      <style:paragraph-properties fo:margin-left="0.3937in" fo:margin-right="0in" fo:text-indent="0in" style:auto-text-indent="false" style:writing-mode="lr-tb"/>
    </style:style>
    <style:style style:name="P50" style:family="paragraph" style:parent-style-name="heading_20_1" style:list-style-name="L59">
      <style:paragraph-properties fo:margin-left="0.3937in" fo:margin-right="0in" fo:text-indent="0in" style:auto-text-indent="false" style:writing-mode="lr-tb"/>
    </style:style>
    <style:style style:name="P51" style:family="paragraph" style:parent-style-name="heading_20_1" style:list-style-name="L39">
      <style:paragraph-properties fo:margin-left="0.3882in" fo:margin-right="0in" fo:text-indent="-0.0756in" style:auto-text-indent="false" style:writing-mode="lr-tb">
        <style:tab-stops/>
      </style:paragraph-properties>
    </style:style>
    <style:style style:name="P52" style:family="paragraph" style:parent-style-name="heading_20_2">
      <style:paragraph-properties fo:margin-left="0.3937in" fo:margin-right="0in" fo:text-indent="0in" style:auto-text-indent="false" style:writing-mode="lr-tb"/>
    </style:style>
    <style:style style:name="P53" style:family="paragraph" style:parent-style-name="heading_20_2" style:list-style-name="L1">
      <style:paragraph-properties fo:margin-left="0.3937in" fo:margin-right="0in" fo:text-indent="0in" style:auto-text-indent="false" style:writing-mode="lr-tb"/>
    </style:style>
    <style:style style:name="P54" style:family="paragraph" style:parent-style-name="heading_20_2" style:list-style-name="L2">
      <style:paragraph-properties fo:margin-left="0.3937in" fo:margin-right="0in" fo:text-indent="0in" style:auto-text-indent="false" style:writing-mode="lr-tb"/>
    </style:style>
    <style:style style:name="P55" style:family="paragraph" style:parent-style-name="heading_20_2" style:list-style-name="L31">
      <style:paragraph-properties fo:margin-left="0.3937in" fo:margin-right="0in" fo:text-indent="0in" style:auto-text-indent="false" style:writing-mode="lr-tb"/>
    </style:style>
    <style:style style:name="P56" style:family="paragraph" style:parent-style-name="heading_20_2" style:list-style-name="L60">
      <style:paragraph-properties fo:margin-left="0.3937in" fo:margin-right="0in" fo:text-indent="0in" style:auto-text-indent="false" style:writing-mode="lr-tb"/>
    </style:style>
    <style:style style:name="P57" style:family="paragraph" style:parent-style-name="Standard" style:list-style-name="L3">
      <style:paragraph-properties>
        <style:tab-stops/>
      </style:paragraph-properties>
    </style:style>
    <style:style style:name="P58" style:family="paragraph" style:parent-style-name="Standard" style:list-style-name="L4">
      <style:paragraph-properties>
        <style:tab-stops/>
      </style:paragraph-properties>
    </style:style>
    <style:style style:name="P59" style:family="paragraph" style:parent-style-name="Standard" style:list-style-name="L6">
      <style:paragraph-properties fo:text-align="start" style:justify-single-word="false">
        <style:tab-stops/>
      </style:paragraph-properties>
    </style:style>
    <style:style style:name="P60" style:family="paragraph" style:parent-style-name="Standard" style:list-style-name="L7"/>
    <style:style style:name="P61" style:family="paragraph" style:parent-style-name="Standard" style:list-style-name="L8"/>
    <style:style style:name="P62" style:family="paragraph" style:parent-style-name="Standard" style:list-style-name="L9"/>
    <style:style style:name="P63" style:family="paragraph" style:parent-style-name="Standard">
      <style:paragraph-properties fo:text-align="center" style:justify-single-word="false"/>
    </style:style>
    <style:style style:name="P64" style:family="paragraph" style:parent-style-name="Standard" style:list-style-name="L37">
      <style:paragraph-properties>
        <style:tab-stops/>
      </style:paragraph-properties>
    </style:style>
    <style:style style:name="P65" style:family="paragraph" style:parent-style-name="Standard" style:list-style-name="L55">
      <style:paragraph-properties>
        <style:tab-stops/>
      </style:paragraph-properties>
    </style:style>
    <style:style style:name="P66" style:family="paragraph" style:parent-style-name="Standard" style:list-style-name="L47">
      <style:paragraph-properties>
        <style:tab-stops/>
      </style:paragraph-properties>
    </style:style>
    <style:style style:name="P67" style:family="paragraph" style:parent-style-name="Standard" style:list-style-name="L48">
      <style:paragraph-properties>
        <style:tab-stops/>
      </style:paragraph-properties>
    </style:style>
    <style:style style:name="P68" style:family="paragraph" style:parent-style-name="Standard" style:list-style-name="L49">
      <style:paragraph-properties>
        <style:tab-stops/>
      </style:paragraph-properties>
    </style:style>
    <style:style style:name="P69" style:family="paragraph" style:parent-style-name="Standard" style:list-style-name="L50">
      <style:paragraph-properties>
        <style:tab-stops/>
      </style:paragraph-properties>
    </style:style>
    <style:style style:name="P70" style:family="paragraph" style:parent-style-name="Standard" style:list-style-name="L46"/>
    <style:style style:name="P71" style:family="paragraph" style:parent-style-name="Standard" style:list-style-name="L54"/>
    <style:style style:name="P72" style:family="paragraph" style:parent-style-name="Standard" style:list-style-name="L56"/>
    <style:style style:name="P73" style:family="paragraph" style:parent-style-name="Standard" style:list-style-name="L57"/>
    <style:style style:name="P74" style:family="paragraph" style:parent-style-name="Standard" style:list-style-name="L58"/>
    <style:style style:name="P75" style:family="paragraph" style:parent-style-name="Standard">
      <style:paragraph-properties fo:margin-left="0.3937in" fo:margin-right="0in" fo:text-indent="0in" style:auto-text-indent="false" style:writing-mode="lr-tb"/>
    </style:style>
    <style:style style:name="P76" style:family="paragraph" style:parent-style-name="Standard" style:list-style-name="L1">
      <style:paragraph-properties fo:margin-left="0.3937in" fo:margin-right="0in" fo:text-indent="0in" style:auto-text-indent="false" style:writing-mode="lr-tb"/>
    </style:style>
    <style:style style:name="P77" style:family="paragraph" style:parent-style-name="Standard" style:list-style-name="L1">
      <style:paragraph-properties fo:margin-left="-0.0098in" fo:margin-right="0in" fo:text-indent="0.4827in" style:auto-text-indent="false" style:writing-mode="lr-tb"/>
    </style:style>
    <style:style style:name="P78" style:family="paragraph" style:parent-style-name="Standard" style:list-style-name="L1">
      <style:paragraph-properties fo:margin-left="0in" fo:margin-right="0in" fo:text-indent="0in" style:auto-text-indent="false" style:writing-mode="lr-tb"/>
    </style:style>
    <style:style style:name="P79" style:family="paragraph" style:parent-style-name="Standard" style:list-style-name="L3">
      <style:paragraph-properties style:writing-mode="lr-tb"/>
    </style:style>
    <style:style style:name="P80" style:family="paragraph" style:parent-style-name="Standard" style:list-style-name="L4">
      <style:paragraph-properties style:writing-mode="lr-tb">
        <style:tab-stops/>
      </style:paragraph-properties>
    </style:style>
    <style:style style:name="P81" style:family="paragraph" style:parent-style-name="Standard">
      <style:paragraph-properties fo:margin-left="-0.0098in" fo:margin-right="0in" fo:text-indent="0.398in" style:auto-text-indent="false" style:writing-mode="lr-tb"/>
    </style:style>
    <style:style style:name="P82" style:family="paragraph" style:parent-style-name="Standard">
      <style:paragraph-properties fo:margin-left="0in" fo:margin-right="0in" fo:text-indent="0.3783in" style:auto-text-indent="false" style:writing-mode="lr-tb"/>
    </style:style>
    <style:style style:name="P83" style:family="paragraph" style:parent-style-name="Standard">
      <style:paragraph-properties fo:margin-left="0in" fo:margin-right="0in" fo:text-indent="0.3783in" style:auto-text-indent="false"/>
    </style:style>
    <style:style style:name="P84" style:family="paragraph" style:parent-style-name="Standard">
      <style:paragraph-properties fo:margin-left="0in" fo:margin-right="0in" fo:text-indent="0.4071in" style:auto-text-indent="false" style:writing-mode="lr-tb"/>
    </style:style>
    <style:style style:name="P85" style:family="paragraph" style:parent-style-name="Standard">
      <style:paragraph-properties fo:margin-left="0in" fo:margin-right="0in" fo:text-indent="0.4071in" style:auto-text-indent="false"/>
    </style:style>
    <style:style style:name="P86" style:family="paragraph" style:parent-style-name="Standard">
      <style:paragraph-properties fo:margin-left="0in" fo:margin-right="0in" fo:text-indent="0.4071in" style:auto-text-indent="false">
        <style:tab-stops/>
      </style:paragraph-properties>
    </style:style>
    <style:style style:name="P87" style:family="paragraph" style:parent-style-name="Standard">
      <style:paragraph-properties fo:margin-left="0in" fo:margin-right="0in" fo:text-indent="0.3598in" style:auto-text-indent="false"/>
    </style:style>
    <style:style style:name="P88" style:family="paragraph" style:parent-style-name="Standard">
      <style:paragraph-properties fo:margin-left="0in" fo:margin-right="0in" fo:text-indent="0.4165in" style:auto-text-indent="false" style:writing-mode="lr-tb"/>
    </style:style>
    <style:style style:name="P89" style:family="paragraph" style:parent-style-name="Standard" style:list-style-name="">
      <style:paragraph-properties fo:margin-left="0in" fo:margin-right="0in" fo:text-indent="0.4165in" style:auto-text-indent="false" style:writing-mode="lr-tb"/>
    </style:style>
    <style:style style:name="P90" style:family="paragraph" style:parent-style-name="Standard">
      <style:paragraph-properties fo:margin-left="0.3693in" fo:margin-right="0in" fo:text-indent="0in" style:auto-text-indent="false"/>
    </style:style>
    <style:style style:name="P91" style:family="paragraph" style:parent-style-name="Standard">
      <style:paragraph-properties fo:margin-left="-0.0098in" fo:margin-right="0in" fo:text-indent="0.4354in" style:auto-text-indent="false" style:writing-mode="lr-tb"/>
    </style:style>
    <style:style style:name="P92" style:family="paragraph" style:parent-style-name="Standard">
      <style:paragraph-properties fo:margin-left="-0.0098in" fo:margin-right="0in" fo:text-indent="0.4453in" style:auto-text-indent="false" style:writing-mode="lr-tb"/>
    </style:style>
    <style:style style:name="P93" style:family="paragraph" style:parent-style-name="Standard">
      <style:paragraph-properties fo:margin-left="0in" fo:margin-right="0in" fo:text-indent="0.4453in" style:auto-text-indent="false"/>
    </style:style>
    <style:style style:name="P94" style:family="paragraph" style:parent-style-name="Standard">
      <style:paragraph-properties fo:margin-left="0in" fo:margin-right="0in" fo:text-align="center" style:justify-single-word="false" fo:text-indent="0.4547in" style:auto-text-indent="false" style:writing-mode="lr-tb">
        <style:tab-stops/>
      </style:paragraph-properties>
    </style:style>
    <style:style style:name="P95" style:family="paragraph" style:parent-style-name="Standard">
      <style:paragraph-properties fo:margin-left="0in" fo:margin-right="0in" fo:text-indent="0.4547in" style:auto-text-indent="false" style:writing-mode="lr-tb">
        <style:tab-stops/>
      </style:paragraph-properties>
    </style:style>
    <style:style style:name="P96" style:family="paragraph" style:parent-style-name="heading_20_3">
      <style:paragraph-properties fo:margin-left="0.3937in" fo:margin-right="0in" fo:text-indent="0in" style:auto-text-indent="false" style:writing-mode="lr-tb"/>
    </style:style>
    <style:style style:name="P97" style:family="paragraph" style:parent-style-name="Stolen" style:list-style-name="L5">
      <style:text-properties fo:font-size="12pt" fo:font-style="normal" style:font-size-asian="12pt" style:font-style-asian="normal" style:font-size-complex="12pt" style:font-style-complex="normal"/>
    </style:style>
    <style:style style:name="P98" style:family="paragraph" style:parent-style-name="Stolen" style:list-style-name="RTF_5f_Num_20_30"/>
    <style:style style:name="P99" style:family="paragraph" style:parent-style-name="Stolen" style:list-style-name="RTF_5f_Num_20_13"/>
    <style:style style:name="P100" style:family="paragraph" style:parent-style-name="Stolen">
      <style:paragraph-properties fo:text-align="center" style:justify-single-word="false"/>
    </style:style>
    <style:style style:name="P101" style:family="paragraph" style:parent-style-name="Stolen">
      <style:paragraph-properties fo:margin-left="0in" fo:margin-right="0in" fo:text-indent="0in" style:auto-text-indent="false"/>
    </style:style>
    <style:style style:name="P102" style:family="paragraph" style:parent-style-name="Stolen">
      <style:paragraph-properties fo:margin-left="0in" fo:margin-right="0in" fo:text-indent="0.4453in" style:auto-text-indent="false"/>
    </style:style>
    <style:style style:name="P103"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style:font-name="Courier New" fo:language="en" fo:country="US" style:font-name-asian="Courier New" style:font-name-complex="Courier New"/>
    </style:style>
    <style:style style:name="T7" style:family="text">
      <style:text-properties fo:font-style="normal" style:font-style-asian="normal" style:font-style-complex="normal"/>
    </style:style>
    <style:style style:name="T8" style:family="text">
      <style:text-properties style:text-underline-style="none"/>
    </style:style>
    <style:style style:name="T9" style:family="text">
      <style:text-properties fo:font-weight="bold"/>
    </style:style>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9071in" draw:visible-area-height="3.1772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201in" fo:text-indent="-0.25in" fo:margin-left="2.9201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9827in" fo:text-indent="-0.25in" fo:margin-left="0.9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27in" fo:text-indent="-0.25in" fo:margin-left="1.2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27in" fo:text-indent="-0.25in" fo:margin-left="1.4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27in" fo:text-indent="-0.25in" fo:margin-left="1.7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27in" fo:text-indent="-0.25in" fo:margin-left="1.9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27in" fo:text-indent="-0.25in" fo:margin-left="2.2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27in" fo:text-indent="-0.25in" fo:margin-left="2.4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27in" fo:text-indent="-0.25in" fo:margin-left="2.7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27in" fo:text-indent="-0.25in" fo:margin-left="2.9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27in" fo:text-indent="-0.25in" fo:margin-left="3.2327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98in" fo:text-indent="-0.25in" fo:margin-left="2.7598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201in" fo:text-indent="-0.25in" fo:margin-left="2.920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701in" fo:text-indent="-0.25in" fo:margin-left="3.1701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5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solid" draw:fill-color="#e6e6e6" draw:textarea-horizontal-align="justify" draw:textarea-vertical-align="middle" draw:auto-grow-height="false" style:run-through="foreground"/>
    </style:style>
    <style:style style:name="gr3" style:family="graphic">
      <style:graphic-properties draw:fill="solid" draw:fill-color="#e6e6e6" draw:textarea-vertical-align="middle" draw:auto-grow-height="false" fo:min-height="0.5201in" fo:min-width="0.3465in" style:run-through="foreground"/>
    </style:style>
    <style:style style:name="gr4" style:family="graphic">
      <style:graphic-properties draw:fill="solid" draw:fill-color="#e6e6e6" draw:textarea-horizontal-align="justify" draw:textarea-vertical-align="middle" draw:auto-grow-height="false" fo:min-height="0in" fo:min-width="0in" fo:wrap-option="no-wrap" style:run-through="foreground"/>
    </style:style>
    <style:style style:name="gr5" style:family="graphic">
      <style:graphic-properties draw:fill="solid" draw:fill-color="#e6e6e6" draw:textarea-horizontal-align="justify" draw:textarea-vertical-align="middle" draw:auto-grow-height="false" style:run-through="foreground"/>
    </style:style>
    <style:style style:name="gr6" style:family="graphic">
      <style:graphic-properties style:run-through="foreground" style:vertical-pos="middle" style:vertical-rel="baseline" style:horizontal-pos="from-left" style:horizontal-rel="paragraph"/>
    </style:style>
    <style:style style:name="gr7" style:family="graphic">
      <style:graphic-properties draw:fill="solid" draw:fill-color="#cccccc"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draw:marker-end="Arrowheads_20_1" draw:textarea-horizontal-align="center" draw:textarea-vertical-align="middle" style:run-through="foreground"/>
    </style:style>
    <style:style style:name="gr11" style:family="graphic">
      <style:graphic-properties draw:marker-start="Arrowheads_20_1" draw:textarea-horizontal-align="center" draw:textarea-vertical-align="middle" style:run-through="foreground"/>
    </style:style>
    <style:style style:name="gr12" style:family="graphic">
      <style:graphic-properties draw:fill="solid" draw:fill-color="#ffffff" draw:textarea-horizontal-align="justify" draw:textarea-vertical-align="middle" draw:auto-grow-height="false" style:run-through="foreground"/>
    </style:style>
    <style:style style:name="gr13" style:family="graphic">
      <style:graphic-properties draw:fill="solid" draw:fill-color="#ffffff" draw:textarea-horizontal-align="center" draw:textarea-vertical-align="middle" style:run-through="foreground"/>
    </style:style>
    <style:style style:name="gr14" style:family="graphic">
      <style:graphic-properties style:run-through="foreground"/>
    </style:style>
    <style:style style:name="gr15" style:family="graphic">
      <style:graphic-properties draw:textarea-horizontal-align="center" draw:textarea-vertical-align="middle" style:run-through="foreground"/>
    </style:style>
    <style:style style:name="gr16" style:family="graphic">
      <style:graphic-properties draw:stroke="none" svg:stroke-color="#000000" draw:fill="none" draw:fill-color="#ffffff" fo:min-height="0.4783in" style:run-through="foreground"/>
    </style:style>
    <style:style style:name="gr17" style:family="graphic">
      <style:graphic-properties draw:auto-grow-height="false" fo:min-height="0.5201in" fo:min-width="0.3465in" fo:wrap-option="no-wrap" style:run-through="foreground"/>
    </style:style>
    <style:style style:name="gr18" style:family="graphic">
      <style:graphic-properties draw:textarea-horizontal-align="justify" draw:textarea-vertical-align="middle" draw:auto-grow-height="false" style:run-through="foreground"/>
    </style:style>
    <style:style style:name="gr19"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SEQ Табл. \* ARABIC"/>
      </text:user-field-decls>
      <text:p text:style-name="Standard">Тут титульный лист</text:p>
      <text:p text:style-name="P1"><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10">1. Введение<text:tab/>4</text:p>
          <text:p text:style-name="P9">1.1. Глоссарий<text:tab/>4</text:p>
          <text:p text:style-name="P9">1.2. Описание предметной области<text:tab/>4</text:p>
          <text:p text:style-name="P11">При наличии заказчика (прикладная задача)<text:tab/>4</text:p>
          <text:p text:style-name="P11">При отсутствии заказчика (исследовательская проблема)<text:tab/>4</text:p>
          <text:p text:style-name="P11">Описание совместной деятельности<text:tab/>5</text:p>
          <text:p text:style-name="P9">1.3. Неформальная постановка задачи<text:tab/>5</text:p>
          <text:p text:style-name="P9">1.4. Математические методы<text:tab/>5</text:p>
          <text:p text:style-name="P9">1.5. Обзор существующих методов решения<text:tab/>6</text:p>
          <text:p text:style-name="P11">Аналогичные (конкурирующие) решения<text:tab/>6</text:p>
          <text:p text:style-name="P11">Описание предшествующих работ<text:tab/>6</text:p>
          <text:p text:style-name="P11">Вывод<text:tab/>6</text:p>
          <text:p text:style-name="P9">1.6. План работ<text:tab/>6</text:p>
          <text:p text:style-name="P10">2. Требования к окружению<text:tab/>7</text:p>
          <text:p text:style-name="P9">2.1. Требования к аппаратному обеспечению<text:tab/>7</text:p>
          <text:p text:style-name="P9">2.2. Требования к программному обеспечению<text:tab/>7</text:p>
          <text:p text:style-name="P9">2.3. Требования к пользователям<text:tab/>7</text:p>
          <text:p text:style-name="P9">2.4. Организационные требования<text:tab/>7</text:p>
          <text:p text:style-name="P10">3. Архитектура системы (Общие требования)<text:tab/>8</text:p>
          <text:p text:style-name="P10">4. Спецификация данных<text:tab/>8</text:p>
          <text:p text:style-name="P9">4.1. Описание формата или структуры данных<text:tab/>8</text:p>
          <text:p text:style-name="P9">4.2. Описание сущности<text:tab/>9</text:p>
          <text:p text:style-name="P9">4.3. Описание протокола<text:tab/>9</text:p>
          <text:p text:style-name="P10">5. Функциональные требования<text:tab/>10</text:p>
          <text:p text:style-name="P9">Библиотека подпрограмм (классов)<text:tab/>10</text:p>
          <text:p text:style-name="P10">6. Требования к интерфейсу<text:tab/>10</text:p>
          <text:p text:style-name="P10">7. Прочие требования<text:tab/>11</text:p>
          <text:p text:style-name="P9">7.1. Требования к надёжности<text:tab/>11</text:p>
          <text:p text:style-name="P9">7.2. Требования к безопасности<text:tab/>11</text:p>
          <text:p text:style-name="P9">7.3. Требования к производительности<text:tab/>12</text:p>
          <text:p text:style-name="P10">8. Проект<text:tab/>12</text:p>
          <text:p text:style-name="P9">8.1. Средства реализации<text:tab/>12</text:p>
          <text:p text:style-name="P9">8.2. Структуры данных<text:tab/>12</text:p>
          <text:p text:style-name="P9">8.3. Модули и алгоритмы<text:tab/>12</text:p>
          <text:p text:style-name="P9">8.4. Стандарт кодирования<text:tab/>13</text:p>
          <text:p text:style-name="P9">8.5. Проект интерфейса<text:tab/>13</text:p>
          <text:p text:style-name="P10">9. Реализация и тестирование<text:tab/>13</text:p>
          <text:p text:style-name="P9">9.1. Вычислительный эксперимент<text:tab/>14</text:p>
          <text:p text:style-name="P10">Заключение<text:tab/>14</text:p>
          <text:p text:style-name="P10">Список литературы<text:tab/>14</text:p>
          <text:p text:style-name="P10">Приложение<text:tab/>15</text:p>
          <text:p text:style-name="P10">Исходный код<text:tab/>15</text:p>
          <text:p text:style-name="P9">Форматирование кода<text:tab/>15</text:p>
          <text:p text:style-name="P9">Именование объектов<text:tab/>16</text:p>
          <text:p text:style-name="P9">Внутренняя документация<text:tab/>16</text:p>
          <text:p text:style-name="P10">Доклад<text:tab/>16</text:p>
          <text:p text:style-name="P10">Презентация<text:tab/>17</text:p>
          <text:p text:style-name="P9">Общее описание<text:tab/>17</text:p>
          <text:p text:style-name="P9">Структура<text:tab/>18</text:p>
          <text:p text:style-name="P9"><text:soft-page-break/>Оформление<text:tab/>18</text:p>
          <text:p text:style-name="P9">Раздаточный материал<text:tab/>19</text:p>
          <text:p text:style-name="P10">Список литературы<text:tab/>19</text:p>
          <text:p text:style-name="P10">Приложение 1. Примерный текст Акта о внедрении<text:tab/>20</text:p>
          <text:p text:style-name="P9">Акт о внедрении<text:tab/>20</text:p>
        </text:index-body>
      </text:table-of-content>
      <text:p text:style-name="P3"><text:a xlink:type="simple" xlink:href="#_Toc233009909"><text:span text:style-name="T1"/></text:a></text:p>
      <text:h text:style-name="P8" text:outline-level="1">Аннотация</text:h>
      <text:p text:style-name="P7"/>
      <text:p text:style-name="P7">Данная работа посвящена доработке[описанию доработок, сделанных мной для] существующей системы генерации тестовый заданий ЕГЭ по информатике. <text:s/>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 <text:s/>Дорабатываемая мной система призвана удовлетворить потребность учебных заведений в заданиях по информатике. В работе описываются причины побудившие меня заняться данной проблемой, процесс постановки и решения задач, возникшие трудности и принятые мной интересные дизайнерские решения все трудности победившие.</text:p>
      <text:h text:style-name="P8" text:outline-level="1"><text:bookmark-start text:name="_Toc233009924"/>1. Введение<text:bookmark-end text:name="_Toc233009924"/></text:h>
      <text:list xml:id="list1202773974" text:style-name="L1">
        <text:list-item>
          <text:list>
            <text:list-item>
              <text:h text:style-name="P53" text:outline-level="2"><text:bookmark-start text:name="_Toc233009925"/>Глоссарий<text:bookmark-end text:name="_Toc233009925"/></text:h>
              <text:p text:style-name="P76"/>
            </text:list-item>
          </text:list>
        </text:list-item>
      </text:list>
      <text:p text:style-name="P14">Вариант заданий - это набор сходных по структуре заданий, направленных на проверку одного и того же знания или навыка, отличающихся друг от формулировкой вопроса, или вариантами ответов. </text:p>
      <text:p text:style-name="P14">Варианты ответа <text:s/>- это множество выражений, содержащее как правильный, так и неправильные ответы на вопрос задания. </text:p>
      <text:p text:style-name="P14">Генерация задания <text:s/>- создание тестового задания на основе шаблона при помощи случайных величин. </text:p>
      <text:p text:style-name="P14">Генерация результата <text:s/>- один из этапов генерации задания, в котором происходит построение множества ответов. </text:p>
      <text:p text:style-name="P14">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28]. </text:p>
      <text:p text:style-name="P14">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14">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14">Тест <text:s/>- ? . </text:p>
      <text:p text:style-name="P14">Тестирование <text:s/>- это процесс выполнения учащимся заданий теста. </text:p>
      <text:p text:style-name="P14">Ход решения - <text:s/>это последовательность действий, приводящих к получению ответа.</text:p>
      <text:p text:style-name="P14">Генератор — процедура на ЯП, генерирующая задание определённого варианта[типа] на основе случайных алгоритмов.</text:p>
      <text:p text:style-name="P14">Единый государственный экзамен – <text:span text:style-name="T8">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p>
      <text:p text:style-name="P14">Задание типа А - задания этого типа содержат тестовые задания, в каждом из которых необходимо выбрать верный вариант ответа из нескольких предложенных. </text:p>
      <text:p text:style-name="P14">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14">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p>
      <text:list xml:id="list1518993720" text:continue-numbering="true" text:style-name="L1">
        <text:list-item>
          <text:list>
            <text:list-header>
              <text:p text:style-name="P77"/>
            </text:list-header>
          </text:list>
        </text:list-item>
      </text:list>
      <text:p text:style-name="P13"/>
      <text:list xml:id="list1048697218" text:continue-numbering="true" text:style-name="L1">
        <text:list-item>
          <text:list>
            <text:list-header>
              <text:p text:style-name="P78">***Тут все нагло стырено у Зенкиной кроме туфты про дерево выражений***</text:p>
            </text:list-header>
          </text:list>
        </text:list-item>
      </text:list>
      <text:p text:style-name="P13"/>
      <text:list xml:id="list881420035" text:continue-numbering="true" text:style-name="L1">
        <text:list-item>
          <text:list>
            <text:list-header>
              <text:p text:style-name="P77">ЕГЭ — единый гос. Экзамен</text:p>
              <text:p text:style-name="P77">***Далее туфта из терминологии ЕГЭ кимы и тд***</text:p>
              <text:p text:style-name="P77">***Разбавить ерундой про то, что я называю типом задания(совокупность заданий сходных по структуре или как то так) и путаницой вариантов заданий ЕГЭ</text:p>
              <text:p text:style-name="P77">***Может добавить туфты из теории графов***</text:p>
            </text:list-header>
          </text:list>
        </text:list-item>
      </text:list>
      <text:p text:style-name="Stolen"/>
      <text:list xml:id="list901448966" text:style-name="L2">
        <text:list-item>
          <text:list>
            <text:list-item>
              <text:h text:style-name="P54" text:outline-level="2"><text:bookmark-start text:name="_Toc233009926"/>Описание предметной области<text:bookmark-end text:name="_Toc233009926"/></text:h>
            </text:list-item>
          </text:list>
        </text:list-item>
      </text:list>
      <text:p text:style-name="P16"/>
      <text:p text:style-name="P16"><text:soft-page-break/>Тестирование как метод проверки знаний стало широко использоваться с начала ХХ века [4].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16">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10].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17">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20">В нашей стране тестирование играет особенно важную роль: с 2007г. в России введён единый государственный экзамен.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потребность готовить большое число выпускников к сдаче тестирования. </text:p>
      <text:p text:style-name="P19"><text:span text:style-name="T8">ЕГЭ проводится по с использованием заданий стандартизированной формы и единой методики оценивания выполненных работ[ссылку на сайт егэ].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19">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19">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964027299" text:style-name="L3">
        <text:list-item>
          <text:p text:style-name="P79">процесс подготовки тестов требует специалистов высокой квалификации </text:p>
        </text:list-item>
        <text:list-item>
          <text:p text:style-name="P57">необходимо соответствующее аппаратное и программное обеспечение;</text:p>
        </text:list-item>
        <text:list-item>
          <text:p text:style-name="P57">необходим квалифицированный специалист (администратор), осуществляющий техническую поддержку работы системы.</text:p>
        </text:list-item>
      </text:list>
      <text:p text:style-name="P21"><text:soft-page-break/>С другой стороны, существуют многочисленных преимуществах которые и объясняют целесообразность создания использования подобных систем:</text:p>
      <text:list xml:id="list639289317" text:style-name="L4">
        <text:list-item>
          <text:p text:style-name="P58">уменьшается занятость преподавателя в процессе составления тестовых заданий;</text:p>
        </text:list-item>
        <text:list-item>
          <text:p text:style-name="P58">исключается вероятность совершения ошибки составителем тестов;</text:p>
        </text:list-item>
        <text:list-item>
          <text:p text:style-name="P58">подобную систему легко интегрировать с системами автоматического(в том числе удалённого) тестирования применения которых значительно сокращает временные затраты преподавателя на обработку результатов тестирования;</text:p>
        </text:list-item>
        <text:list-item>
          <text:p text:style-name="P80">при некоторых дополнительных условиях<text:span text:style-name="Footnote_20_Symbol"><text:note text:id="ftn1" text:note-class="footnote"><text:note-citation>1</text:note-citation><text:note-body><text:p text:style-name="Footnote"><text:s/>Основным условием является наличие значительного (порядка десятков или даже сотен) количества вариантов теста по одному и тому же предмету.</text:p></text:note-body></text:note></text:span> возможно неоднократное самостоятельное получение тестовых заданий учащимся, что не требует никаких усилий со стороны преподавателя. </text:p>
        </text:list-item>
      </text:list>
      <text:p text:style-name="P22"/>
      <text:p text:style-name="P23">Весь процесс тестирования можно условно разделить на следующие этапы:</text:p>
      <text:p text:style-name="P23"/>
      <text:p text:style-name="P94"><draw:g text:anchor-type="as-char" draw:z-index="2" draw:style-name="gr6"><draw:rect draw:style-name="gr7" draw:text-style-name="P103" svg:width="1.4106in" svg:height="0.4925in" svg:x="2.2339in" svg:y="0in"><text:p text:style-name="P103">Тестирование</text:p></draw:rect><draw:rect draw:style-name="gr8" draw:text-style-name="P103" svg:width="1.6287in" svg:height="0.5496in" svg:x="0.8429in" svg:y="1.0256in"><text:p text:style-name="P103">Подготовка тестов</text:p></draw:rect><draw:rect draw:style-name="gr9" draw:text-style-name="P103" svg:width="1.0795in" svg:height="0.4433in" svg:x="3.3811in" svg:y="1.0752in"><text:p text:style-name="P103">Проведение </text:p><text:p text:style-name="P103">тестирования</text:p></draw:rect><draw:rect draw:style-name="gr8" draw:text-style-name="P103" svg:width="1.6016in" svg:height="0.5398in" svg:x="1.4862in" svg:y="1.9575in"><text:p text:style-name="P103">Подготовка типовых</text:p><text:p text:style-name="P103">заданий</text:p></draw:rect><draw:rect draw:style-name="gr8" draw:text-style-name="P103" svg:width="1.2787in" svg:height="0.5614in" svg:x="0in" svg:y="1.9457in"><text:p text:style-name="P103">Формирование</text:p><text:p text:style-name="P103">конкретных</text:p><text:p text:style-name="P103">вариантов</text:p></draw:rect><draw:rect draw:style-name="gr9" draw:text-style-name="P103" svg:width="1.1461in" svg:height="0.426in" svg:x="4.65in" svg:y="1.0752in"><text:p text:style-name="P103">Обработка </text:p><text:p text:style-name="P103">результатов</text:p></draw:rect><draw:line draw:style-name="gr10" draw:text-style-name="P103" svg:x1="3.5902in" svg:y1="0.4929in" svg:x2="5.1618in" svg:y2="1.0756in"><text:p/></draw:line><draw:line draw:style-name="gr11" draw:text-style-name="P103" svg:x1="3.9492in" svg:y1="1.0756in" svg:x2="3.3902in" svg:y2="0.4929in"><text:p/></draw:line><draw:line draw:style-name="gr11" draw:text-style-name="P103" svg:x1="1.7047in" svg:y1="1.0264in" svg:x2="2.3583in" svg:y2="0.4929in"><text:p/></draw:line><draw:line draw:style-name="gr10" draw:text-style-name="P103" svg:x1="1.2311in" svg:y1="1.576in" svg:x2="0.7575in" svg:y2="1.9469in"><text:p/></draw:line><draw:line draw:style-name="gr10" draw:text-style-name="P103" svg:x1="2.15in" svg:y1="1.576in" svg:x2="2.5283in" svg:y2="1.9587in"><text:p/></draw:line></draw:g></text:p>
      <text:p text:style-name="P22"/>
      <text:p text:style-name="P22">Диаграмма * «Этапы проведения тестирования»</text:p>
      <text:p text:style-name="P22"/>
      <text:p text:style-name="P22">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22"/>
      <text:p text:style-name="P22"><draw:frame draw:style-name="fr1" draw:name="Object2" text:anchor-type="as-char" svg:width="5.9063in" svg:height="3.1764in" draw:z-index="1"><draw:object-ole xlink:href="./Object 1" xlink:type="simple" xlink:show="embed" xlink:actuate="onLoad"/><draw:image xlink:href="./ObjectReplacements/Object 1" xlink:type="simple" xlink:show="embed" xlink:actuate="onLoad"/><svg:desc>OLE-object</svg:desc></draw:frame></text:p>
      <text:p text:style-name="P19"><text:soft-page-break/>Диаграмма * «сравнение компьютерного и бумажного тестирования»</text:p>
      <text:h text:style-name="P6" text:outline-level="3">При наличии заказчика (п<text:bookmark-start text:name="_Toc233009927"/>рикладная задача<text:bookmark-end text:name="_Toc233009927"/>)</text:h>
      <text:p text:style-name="Standard"><text:tab/>Институт математики и компьютерных наук Дальневосточного федерального университета ведёт подготовку специалистов в области математики и информатики. Залогом высокого уровня знания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Standard"><text:tab/>Кафедра информатики ИМКН ведёт обучение по специальностям ***перечислить***.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могут[должны?] сдавать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Standard"><text:tab/>Для проведения более эффективных тренировок по решению типовых заданий ЕГЭ по информатике кафедра использует[планирует использовать] систему автоматической генерации тестовых заданий ЕГЭ.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дальнейшего поддержания её в актуальном состоянии.</text:p>
      <text:p text:style-name="Standard"/>
      <text:h text:style-name="P6" text:outline-level="3"><text:bookmark-start text:name="_Toc233009929"/>Описание совместной деятельности<text:bookmark-end text:name="_Toc233009929"/></text:h>
      <text:p text:style-name="P7"/>
      <text:p text:style-name="Standard"><text:tab/>Отправной точкой развития проекта является дипломная работа выпускницы 2010 г. нашей кафедры Зенкиной А.О. «Библиотека алгоритмов для генерации задач»[ссылку]. Работа написана под руководством преподавателя кафедры Кленина А.С., взявшего впоследствии на себя дальнейшее развитие системы. </text:p>
      <text:p text:style-name="Standard"><text:tab/>Исходный код системы разрабатывается с использованием системы контроля версий git[ссылку] и хостинга hithub.com[ссылку]. Исходный код системы свободно доступен по адресу [ссылку] и распространяется по лицензии GPL2[ссылку]. </text:p>
      <text:p text:style-name="Standard"><text:tab/>Предложенные модификации добавляются в проект только автором системы. Как следствие абсолютно все изменения попадают принимаются только после полного удовлетворения всем требованиям автора системы. Цикл разработки схематично изображен на следующей диаграмме:</text:p>
      <text:p text:style-name="P63"><text:soft-page-break/><text:tab/><draw:g text:anchor-type="as-char" draw:z-index="0" draw:style-name="gr1"><draw:custom-shape draw:style-name="gr2" draw:text-style-name="P103" svg:width="1.9559in" svg:height="0.6087in" svg:x="1.8457in" svg:y="0.6689in"><text:p text:style-name="P103">Отправить изменения</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0.8421in" svg:height="0.7906in" svg:x="3.9882in" svg:y="0.5909in"><text:p/><text:p/><text:p/><text:p/><text:p/><text:p>Кленин А.С</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3" draw:text-style-name="P103" svg:width="0.5106in" svg:height="1.1039in" svg:x="4.0728in" svg:y="1.5811in"><text:p/><draw:enhanced-geometry svg:viewBox="0 0 640 861" draw:text-areas="257 295 414 566" draw:type="non-primitive" draw:enhanced-path="M 640 233 L 221 293 506 12 367 0 29 406 431 347 145 645 99 520 0 861 326 765 209 711 640 233 640 233 Z N"/></draw:custom-shape><draw:custom-shape draw:style-name="gr4" draw:text-style-name="P103" svg:width="1.8122in" svg:height="0.478in" svg:x="3.6047in" svg:y="3.0417in"><text:p text:style-name="P103">Критика</text:p><draw:enhanced-geometry svg:viewBox="0 0 21600 21600" draw:text-areas="800 800 20800 20800" draw:type="round-rectangular-callout" draw:modifiers="18206.8965517241 -12633.96226415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 draw:text-style-name="P103" svg:width="1.624in" svg:height="0.6185in" svg:x="0.0346in" svg:y="0.6681in"><text:p text:style-name="P103">Разработать генератор</text:p><draw:enhanced-geometry svg:viewBox="0 0 21600 21600" draw:type="rectangle" draw:enhanced-path="M 0 0 L 21600 0 21600 21600 0 21600 0 0 Z N"/></draw:custom-shape><draw:custom-shape draw:style-name="gr2" draw:text-style-name="P103" svg:width="1.7858in" svg:height="0.5906in" svg:x="0in" svg:y="2.9374in"><text:p text:style-name="P103">Исправить ошибки</text:p><draw:enhanced-geometry svg:viewBox="0 0 21600 21600" draw:type="rectangle" draw:enhanced-path="M 0 0 L 21600 0 21600 21600 0 21600 0 0 Z N"/></draw:custom-shape><draw:custom-shape draw:style-name="gr5" svg:width="0.1705in" svg:height="1.078in" svg:x="0.7654in" svg:y="1.442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1.2413in" svg:height="0.2189in" svg:x="2.0492in" svg:y="3.180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0.3157in" svg:height="0.5394in" svg:x="0.6717in" svg:y="0in"><text:p>Приступить к работе</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Диаграмма 1 «Цикл разработки»</text:p>
      <text:p text:style-name="Standard"/>
      <text:p text:style-name="P15">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5" text:outline-level="2"><text:bookmark-start text:name="_Toc233009930"/>1.3. Неформальная постановка задачи<text:bookmark-end text:name="_Toc233009930"/></text:h>
      <text:p text:style-name="Stolen"/>
      <text:p text:style-name="P24">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724537484" text:style-name="L5">
        <text:list-item>
          <text:p text:style-name="P97">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97">эксплуатация системы ведётся человеком, хорошо владеющим программированием</text:p>
        </text:list-item>
        <text:list-item>
          <text:p text:style-name="P97">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97">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97">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97"/>
        </text:list-item>
      </text:list>
      <text:p text:style-name="Standard"><text:tab/>Учитывая вышеизложенные требования, в рамках данной работы необходимо:</text:p>
      <text:list xml:id="list1238715503" text:style-name="L6">
        <text:list-item>
          <text:p text:style-name="P59">доработать существующие генераторы, «разбавив» текст условия задачи разнообразными фразами, именами, названиями и т.д.</text:p>
        </text:list-item>
        <text:list-item>
          <text:p text:style-name="P59">добавить генераторы новых заданий, либо расширить старые генераторы для создания помимо старого, нового типа задач</text:p>
        </text:list-item>
        <text:list-item>
          <text:p text:style-name="P59">при необходимости улучшить существующую библиотеку добавлением новых модулей и функциональности в уже существующие модули</text:p>
        </text:list-item>
      </text:list>
      <text:p text:style-name="P12"/>
      <text:p text:style-name="P18">При этом следует аккуратно относиться к реализации, сохраняя принятый в системе <text:soft-page-break/>формат кодирования. <text:tab/></text:p>
      <text:h text:style-name="P5" text:outline-level="2"><text:bookmark-start text:name="_Toc233009931"/>1.4. Математические методы<text:bookmark-end text:name="_Toc233009931"/></text:h>
      <text:p text:style-name="Standard">***Подумать, <text:s/>скорее всего всё будет в модулях и алгоритмах, хотя </text:p>
      <text:list xml:id="list1068765740" text:style-name="L7">
        <text:list-item>
          <text:p text:style-name="P60">надо показать, что алгорит Флойда будет работать, если веса дуг не суммировать, а выбирать максимальный вес</text:p>
        </text:list-item>
        <text:list-item>
          <text:p text:style-name="P60">показать, что перебор в сложном задании всегда завершится</text:p>
        </text:list-item>
        <text:list-item>
          <text:p text:style-name="P60">показать, что читерский метод генерирует таки матрицу с одной уникальной суммой плюсиков для столбцов и без числа плюсиков с строке = 1 или N</text:p>
        </text:list-item>
      </text:list>
      <text:p text:style-name="Standard">***</text:p>
      <text:h text:style-name="P5" text:outline-level="2"><text:bookmark-start text:name="_Toc233009932"/>1.5. Обзор существующих методов решения<text:bookmark-end text:name="_Toc233009932"/></text:h>
      <text:h text:style-name="P6" text:outline-level="3"><text:bookmark-start text:name="_Toc233009933"/>Аналогичные (конкурирующие) решения<text:bookmark-end text:name="_Toc233009933"/></text:h>
      <text:p text:style-name="P7"/>
      <text:p text:style-name="P25">Изучив доступные доступные источники информации автор не нашёл не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 варианты заданий лишь дублировали материалы, доступные на официальном портале государственного экзамена[ссылку]. </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
          </table:table-cell>
          <table:table-cell table:style-name="Table1.A1" office:value-type="string">
            <text:p text:style-name="Table_20_Contents">Колличество вариантов</text:p>
          </table:table-cell>
          <table:table-cell table:style-name="Table1.A1" office:value-type="string">
            <text:p text:style-name="Table_20_Contents">Возможность автоматического тестирования</text:p>
          </table:table-cell>
          <table:table-cell table:style-name="Table1.A1" office:value-type="string">
            <text:p text:style-name="Table_20_Contents">Официальный источник информации</text:p>
          </table:table-cell>
          <table:table-cell table:style-name="Table1.A1" office:value-type="string">
            <text:p text:style-name="Table_20_Contents">Задания типа A,B</text:p>
          </table:table-cell>
          <table:table-cell table:style-name="Table1.A1" office:value-type="string">
            <text:p text:style-name="Table_20_Contents">Задания типа C</text:p>
          </table:table-cell>
          <table:table-cell table:style-name="Table1.A1" office:value-type="string">
            <text:p text:style-name="Table_20_Contents">Объяснение хода решения заданий A, B</text:p>
          </table:table-cell>
          <table:table-cell table:style-name="Table1.H1" office:value-type="string">
            <text:p text:style-name="Table_20_Contents">Содержит правильные ответы</text:p>
          </table:table-cell>
        </table:table-row>
        <table:table-row>
          <table:table-cell table:style-name="Table1.A2" office:value-type="string">
            <text:p text:style-name="Table_20_Contents">http://www1.ege.edu.ru/demovers</text:p>
          </table:table-cell>
          <table:table-cell table:style-name="Table1.A2" office:value-type="string">
            <text:p text:style-name="Table_20_Contents">мало</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Печатные источники</text:p>
          </table:table-cell>
          <table:table-cell table:style-name="Table1.A2" office:value-type="string">
            <text:p text:style-name="Table_20_Contents">средне</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Различные сайты[ссылку]</text:p>
          </table:table-cell>
          <table:table-cell table:style-name="Table1.A2" office:value-type="string">
            <text:p text:style-name="Table_20_Contents">мало</text:p>
          </table:table-cell>
          <table:table-cell table:style-name="Table1.A2" office:value-type="string">
            <text:p text:style-name="Table_20_Contents">-[сноску]</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row>
          <table:table-cell table:style-name="Table1.A2" office:value-type="string">
            <text:p text:style-name="Table_20_Contents">Наша система</text:p>
          </table:table-cell>
          <table:table-cell table:style-name="Table1.A2" office:value-type="string">
            <text:p text:style-name="Table_20_Contents">бесконечность</text:p>
          </table:table-cell>
          <table:table-cell table:style-name="Table1.A2" office:value-type="string">
            <text:p text:style-name="Table_20_Contents">Простая интеграция с системами тестирования</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H2" office:value-type="string">
            <text:p text:style-name="Table_20_Contents">+</text:p>
          </table:table-cell>
        </table:table-row>
      </table:table>
      <text:p text:style-name="P25">Таблица * «Сравнение источников заданий ЕГЭ по информатике»</text:p>
      <text:p text:style-name="P25"/>
      <text:p text:style-name="P7"><text:a xlink:type="simple" xlink:href="http://www.rosbalt.ru/eg/"/></text:p>
      <text:p text:style-name="P7">***Тут ссылку на сайты, где можно пройти еге, но сказать, что ууупс, егэ то нигде не генерирутеся, так что мы молодцы***</text:p>
      <text:p text:style-name="P7"><text:soft-page-break/><text:a xlink:type="simple" xlink:href="http://www.rosbalt.ru/eg/">http://www.rosbalt.ru/eg/</text:a> <text:s/>информационный портал РОСБАЛТ- демонстрационные тесты 2009г (автоматичиское дистанционное тестирование. Один вариант заданий , задания типа а не показаны правильные ответы)</text:p>
      <text:p text:style-name="P7"><text:a xlink:type="simple" xlink:href="http://egerf.ru/index.php?s=8&amp;id=96&amp;razd=11">http://egerf.ru/index.php?s=8&amp;id=96&amp;razd=11</text:a> (просто демонстрационные задания с сайта егэ нет объяснения решения)</text:p>
      <text:p text:style-name="P7"><text:a xlink:type="simple" xlink:href="http://college.ru/how-buy/">http://college.ru/how-buy/</text:a> (регистрация, за деньги можно проходить тестирование)</text:p>
      <text:p text:style-name="P7"><text:a xlink:type="simple" xlink:href="http://www1.ege.edu.ru/online-testing/inf">http://www1.ege.edu.ru/online-testing/inf</text:a> (демострационные варианты 2009 — 2010гг, онлайн тестирование 2010г)</text:p>
      <text:p text:style-name="P25"/>
      <text:p text:style-name="P7">***че то много дальше. Сжать как нить и хотя бы прочитать для начала и удалить номера страниц***</text:p>
      <text:p text:style-name="P82">После обзора источников заданий ЕГЭ по информатике становится очевидна необходимость системы генерации заданий. Но 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 [25].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15]. Как правило, они используют базу данных с понятиями и 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2] или Pinery, программа для генерации выражений на основе регулярных выражений Perl [17].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12] и генератор тестов по информатике [24].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text:soft-page-break/>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82"/>
      <table:table table:name="Table2" table:style-name="Table2">
        <table:table-column table:style-name="Table2.A" table:number-columns-repeated="6"/>
        <table:table-row>
          <table:table-cell table:style-name="Table2.A1" office:value-type="string">
            <text:p text:style-name="Table_20_Contents"/>
          </table:table-cell>
          <table:table-cell table:style-name="Table2.A1" office:value-type="string">
            <text:p text:style-name="Table_20_Contents">Редактор тестов</text:p>
          </table:table-cell>
          <table:table-cell table:style-name="Table2.A1" office:value-type="string">
            <text:p text:style-name="Table_20_Contents">Редактор курсов</text:p>
          </table:table-cell>
          <table:table-cell table:style-name="Table2.A1" office:value-type="string">
            <text:p text:style-name="Table_20_Contents">Редактор выражений</text:p>
          </table:table-cell>
          <table:table-cell table:style-name="Table2.A1" office:value-type="string">
            <text:p text:style-name="Table_20_Contents">Генератор ИДЗ</text:p>
          </table:table-cell>
          <table:table-cell table:style-name="Table2.F1" office:value-type="string">
            <text:p text:style-name="Table_20_Contents">Наша система</text:p>
          </table:table-cell>
        </table:table-row>
        <table:table-row>
          <table:table-cell table:style-name="Table2.A2" office:value-type="string">
            <text:p text:style-name="Table_20_Contents">Генерация условий</text:p>
          </table:table-cell>
          <table:table-cell table:style-name="Table2.A2" office:value-type="string">
            <text:p text:style-name="Table_20_Contents">есть</text:p>
          </table:table-cell>
          <table:table-cell table:style-name="Table2.A2" office:value-type="string">
            <text:p text:style-name="Table_20_Contents">есть</text:p>
          </table:table-cell>
          <table:table-cell table:style-name="Table2.A2" office:value-type="string">
            <text:p text:style-name="Table_20_Contents">есть</text:p>
          </table:table-cell>
          <table:table-cell table:style-name="Table2.A2" office:value-type="string">
            <text:p text:style-name="Table_20_Contents">есть</text:p>
          </table:table-cell>
          <table:table-cell table:style-name="Table2.F2" office:value-type="string">
            <text:p text:style-name="Table_20_Contents">есть</text:p>
          </table:table-cell>
        </table:table-row>
        <table:table-row>
          <table:table-cell table:style-name="Table2.A2" office:value-type="string">
            <text:p text:style-name="Table_20_Contents">Генерация ответов</text:p>
          </table:table-cell>
          <table:table-cell table:style-name="Table2.A2" office:value-type="string">
            <text:p text:style-name="Table_20_Contents">нет</text:p>
          </table:table-cell>
          <table:table-cell table:style-name="Table2.A2" office:value-type="string">
            <text:p text:style-name="Table_20_Contents">есть</text:p>
          </table:table-cell>
          <table:table-cell table:style-name="Table2.A2" office:value-type="string">
            <text:p text:style-name="Table_20_Contents">нет</text:p>
          </table:table-cell>
          <table:table-cell table:style-name="Table2.A2" office:value-type="string">
            <text:p text:style-name="Table_20_Contents">возможна</text:p>
          </table:table-cell>
          <table:table-cell table:style-name="Table2.F2" office:value-type="string">
            <text:p text:style-name="Table_20_Contents">есть</text:p>
          </table:table-cell>
        </table:table-row>
        <table:table-row>
          <table:table-cell table:style-name="Table2.A2" office:value-type="string">
            <text:p text:style-name="Table_20_Contents">Генерация дистракторов</text:p>
          </table:table-cell>
          <table:table-cell table:style-name="Table2.A2" office:value-type="string">
            <text:p text:style-name="Table_20_Contents">нет</text:p>
          </table:table-cell>
          <table:table-cell table:style-name="Table2.A2" office:value-type="string">
            <text:p text:style-name="Table_20_Contents">возможна</text:p>
          </table:table-cell>
          <table:table-cell table:style-name="Table2.A2" office:value-type="string">
            <text:p text:style-name="Table_20_Contents">нет</text:p>
          </table:table-cell>
          <table:table-cell table:style-name="Table2.A2" office:value-type="string">
            <text:p text:style-name="Table_20_Contents">возможна</text:p>
          </table:table-cell>
          <table:table-cell table:style-name="Table2.F2" office:value-type="string">
            <text:p text:style-name="Table_20_Contents">есть</text:p>
          </table:table-cell>
        </table:table-row>
        <table:table-row>
          <table:table-cell table:style-name="Table2.A2" office:value-type="string">
            <text:p text:style-name="Table_20_Contents">Построение хода решения</text:p>
          </table:table-cell>
          <table:table-cell table:style-name="Table2.A2" office:value-type="string">
            <text:p text:style-name="Table_20_Contents">нет</text:p>
          </table:table-cell>
          <table:table-cell table:style-name="Table2.A2" office:value-type="string">
            <text:p text:style-name="Table_20_Contents">нет</text:p>
          </table:table-cell>
          <table:table-cell table:style-name="Table2.A2" office:value-type="string">
            <text:p text:style-name="Table_20_Contents">нет</text:p>
          </table:table-cell>
          <table:table-cell table:style-name="Table2.A2" office:value-type="string">
            <text:p text:style-name="Table_20_Contents">есть</text:p>
          </table:table-cell>
          <table:table-cell table:style-name="Table2.F2" office:value-type="string">
            <text:p text:style-name="Table_20_Contents">Нет, в перспективе возможно</text:p>
          </table:table-cell>
        </table:table-row>
        <table:table-row>
          <table:table-cell table:style-name="Table2.A2" office:value-type="string">
            <text:p text:style-name="Table_20_Contents">Требования к пользователю</text:p>
          </table:table-cell>
          <table:table-cell table:style-name="Table2.A2" office:value-type="string">
            <text:p text:style-name="Table_20_Contents">низкие</text:p>
          </table:table-cell>
          <table:table-cell table:style-name="Table2.A2" office:value-type="string">
            <text:p text:style-name="Table_20_Contents">низкие</text:p>
          </table:table-cell>
          <table:table-cell table:style-name="Table2.A2" office:value-type="string">
            <text:p text:style-name="Table_20_Contents">высокие</text:p>
          </table:table-cell>
          <table:table-cell table:style-name="Table2.A2" office:value-type="string">
            <text:p text:style-name="Table_20_Contents">разные</text:p>
          </table:table-cell>
          <table:table-cell table:style-name="Table2.F2" office:value-type="string">
            <text:p text:style-name="Table_20_Contents">высокие</text:p>
          </table:table-cell>
        </table:table-row>
        <table:table-row>
          <table:table-cell table:style-name="Table2.A2" office:value-type="string">
            <text:p text:style-name="Table_20_Contents">Генерация заданий ЕГЭ по информатике</text:p>
          </table:table-cell>
          <table:table-cell table:style-name="Table2.A2" office:value-type="string">
            <text:p text:style-name="Table_20_Contents">нет</text:p>
          </table:table-cell>
          <table:table-cell table:style-name="Table2.A2" office:value-type="string">
            <text:p text:style-name="Table_20_Contents">нет</text:p>
          </table:table-cell>
          <table:table-cell table:style-name="Table2.A2" office:value-type="string">
            <text:p text:style-name="Table_20_Contents">нет</text:p>
          </table:table-cell>
          <table:table-cell table:style-name="Table2.A2" office:value-type="string">
            <text:p text:style-name="Table_20_Contents">нет</text:p>
          </table:table-cell>
          <table:table-cell table:style-name="Table2.F2" office:value-type="string">
            <text:p text:style-name="Table_20_Contents">да</text:p>
          </table:table-cell>
        </table:table-row>
      </table:table>
      <text:p text:style-name="P7">Таблица : Характеристики систем создания тестов.</text:p>
      <text:p text:style-name="P7"/>
      <text:p text:style-name="Stolen"/>
      <text:h text:style-name="P6" text:outline-level="3"><text:bookmark-start text:name="_Toc233009934"/>Описание предшествующих работ<text:bookmark-end text:name="_Toc233009934"/></text:h>
      <text:p text:style-name="Standard"><text:tab/>В 2010г на кафедре информатики ИМКН Зенкиной А.О. в ходе создания дипломной работы на тему «Библиотека алгоритмов для генерации задач» было проведено исследование <text:soft-page-break/>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 с использованием библиотеки Template::Tolkit(от использования которой в дальнейшем пришлось отказать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Standard"><text:tab/>Стоит отметить, что перед Зенкикой ставилась довольно общая задача: создание универсальной системы для генерации задач. Тем н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p text:style-name="Stolen"><text:tab/>***рассказать про генератор заданий для webtest***</text:p>
      <text:h text:style-name="P6" text:outline-level="3"><text:bookmark-start text:name="_Toc233009935"/>Вывод<text:bookmark-end text:name="_Toc233009935"/></text:h>
      <text:p text:style-name="P84">Альтернатив системе А.С. Кленина не существует, либо информация о их создании не получала общественной огласки. </text:p>
      <text:p text:style-name="P84">Система генерации тестовых заданий А.С. Кленина нуждается в постоянной поддержке: необходимо реализовывать новые генераторы соответствие заданиям из актуальных демонстрационных версий ЕГЭ.</text:p>
      <text:p text:style-name="P84">В силу отсутствия альтернатив и востребованности системы очевидна необходимость её поддержки. </text:p>
      <text:h text:style-name="P5" text:outline-level="2"><text:bookmark-start text:name="_Toc233009936"/>1.6. План работ<text:bookmark-end text:name="_Toc233009936"/></text:h>
      <text:list xml:id="list1193511440" text:style-name="L8">
        <text:list-item>
          <text:p text:style-name="P61">Освоить необходимые средства разработки: ЯП perl, систему контроля версий git</text:p>
        </text:list-item>
        <text:list-item>
          <text:p text:style-name="P61">Освоить интерфейс работы с системой. Познакомиться со всеми заданиями, которые умеет генерировать система.</text:p>
        </text:list-item>
        <text:list-item>
          <text:p text:style-name="P61">Изучить демонстрационные варианты тестовых заданий ЕГЭ по информатике. Выбрать задания, которые необходимо добавить.</text:p>
        </text:list-item>
        <text:list-item>
          <text:p text:style-name="P61">Освоить работу с системой генерации заданий в ходе добавления простых заданий.</text:p>
        </text:list-item>
        <text:list-item>
          <text:p text:style-name="P61">Добавить сложные задания.</text:p>
        </text:list-item>
        <text:list-item>
          <text:p text:style-name="P61">Добавить все оставшиеся задания.</text:p>
        </text:list-item>
      </text:list>
      <text:h text:style-name="P4" text:outline-level="1"><text:bookmark-start text:name="_Toc233009937"/>2. Требования к окружению<text:bookmark-end text:name="_Toc233009937"/></text:h>
      <text:list xml:id="list1718596713" text:style-name="L31">
        <text:list-item>
          <text:list>
            <text:list-item>
              <text:h text:style-name="P55" text:outline-level="2"><text:bookmark-start text:name="_Toc233009938"/>Требования к аппаратному обеспечению<text:bookmark-end text:name="_Toc233009938"/></text:h>
            </text:list-item>
          </text:list>
        </text:list-item>
      </text:list>
      <text:p text:style-name="P101"/>
      <text:p text:style-name="P87">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5" text:outline-level="2"><text:bookmark-start text:name="_Toc233009939"/>2.2. Требования к программному обеспечению<text:bookmark-end text:name="_Toc233009939"/></text:h>
      <text:p text:style-name="Stolen"/>
      <text:p text:style-name="P85">Единственное требование к программному обеспечению: возможность запуска <text:soft-page-break/>интерпретатора ЯП perl версии 5.8 и выше.</text:p>
      <text:p text:style-name="P90">Официально поддерживаемые сообществом ЯП perl платформы [http://perldoc.perl.org/perlport.html]:</text:p>
      <text:list xml:id="list230239015" text:style-name="L10">
        <text:list-item>
          <text:p text:style-name="P32">Linux (x86, ARM, IA64) </text:p>
        </text:list-item>
      </text:list>
      <text:list xml:id="list1872079593" text:style-name="L11">
        <text:list-item>
          <text:p text:style-name="P33"><text:bookmark text:name="HP-UX"/>HP-UX </text:p>
        </text:list-item>
      </text:list>
      <text:list xml:id="list235406914" text:style-name="L12">
        <text:list-item>
          <text:p text:style-name="P34"><text:bookmark text:name="AIX"/>AIX </text:p>
        </text:list-item>
      </text:list>
      <text:list xml:id="list406375295" text:style-name="L13">
        <text:list-item>
          <text:p text:style-name="P26"><text:bookmark text:name="Win32"/>Win32 </text:p>
        </text:list-item>
      </text:list>
      <text:list xml:id="list1078090774" text:style-name="L14">
        <text:list-item>
          <text:list>
            <text:list-item>
              <text:p text:style-name="P35"><text:bookmark text:name="Windows-2000"/>Windows 2000 </text:p>
            </text:list-item>
            <text:list-item>
              <text:p text:style-name="P35"><text:bookmark text:name="Windows-XP"/>Windows XP </text:p>
            </text:list-item>
            <text:list-item>
              <text:p text:style-name="P35"><text:bookmark text:name="Windows-Server-2003"/>Windows Server 2003 </text:p>
            </text:list-item>
            <text:list-item>
              <text:p text:style-name="P35"><text:bookmark text:name="Windows-Vista"/>Windows Vista </text:p>
            </text:list-item>
            <text:list-item>
              <text:p text:style-name="P35"><text:bookmark text:name="Windows-Server-2008"/>Windows Server 2008 </text:p>
            </text:list-item>
            <text:list-item>
              <text:p text:style-name="P27"><text:bookmark text:name="Windows-7"/>Windows 7 </text:p>
            </text:list-item>
          </text:list>
        </text:list-item>
      </text:list>
      <text:list xml:id="list1181489694" text:style-name="L15">
        <text:list-item>
          <text:p text:style-name="P36"><text:bookmark text:name="Cygwin"/>Cygwin </text:p>
        </text:list-item>
      </text:list>
      <text:list xml:id="list1094345477" text:style-name="L16">
        <text:list-item>
          <text:p text:style-name="P37"><text:bookmark text:name="Solaris-(x86,-SPARC)"/>Solaris (x86, SPARC) </text:p>
        </text:list-item>
      </text:list>
      <text:list xml:id="list2046728859" text:style-name="L17">
        <text:list-item>
          <text:p text:style-name="P28"><text:bookmark text:name="OpenVMS"/>OpenVMS </text:p>
        </text:list-item>
      </text:list>
      <text:list xml:id="list448695442" text:style-name="L18">
        <text:list-item>
          <text:list>
            <text:list-item>
              <text:p text:style-name="P38"><text:bookmark text:name="Alpha-(7.2-and-later)"/>Alpha (7.2 and later) </text:p>
            </text:list-item>
            <text:list-item>
              <text:p text:style-name="P29"><text:bookmark text:name="I64-(8.2-and-later)"/>I64 (8.2 and later) </text:p>
            </text:list-item>
          </text:list>
        </text:list-item>
      </text:list>
      <text:list xml:id="list2069919755" text:style-name="L19">
        <text:list-item>
          <text:p text:style-name="P39"><text:bookmark text:name="Symbian"/>Symbian </text:p>
        </text:list-item>
      </text:list>
      <text:list xml:id="list1513551810" text:style-name="L20">
        <text:list-item>
          <text:p text:style-name="P40"><text:bookmark text:name="NetBSD"/>NetBSD </text:p>
        </text:list-item>
      </text:list>
      <text:list xml:id="list1336940750" text:style-name="L21">
        <text:list-item>
          <text:p text:style-name="P41"><text:bookmark text:name="FreeBSD"/>FreeBSD </text:p>
        </text:list-item>
      </text:list>
      <text:list xml:id="list983304522" text:style-name="L22">
        <text:list-item>
          <text:p text:style-name="P42"><text:bookmark text:name="Haiku"/>Haiku </text:p>
        </text:list-item>
      </text:list>
      <text:list xml:id="list1843710445" text:style-name="L23">
        <text:list-item>
          <text:p text:style-name="P43"><text:bookmark text:name="Irix-(6.5.-What-else?)"/>Irix (6.5. What else?) </text:p>
        </text:list-item>
      </text:list>
      <text:list xml:id="list1905612823" text:style-name="L24">
        <text:list-item>
          <text:p text:style-name="P44"><text:bookmark text:name="OpenBSD"/>OpenBSD </text:p>
        </text:list-item>
      </text:list>
      <text:list xml:id="list1153542277" text:style-name="L25">
        <text:list-item>
          <text:p text:style-name="P45"><text:bookmark text:name="Dragonfly-BSD"/>Dragonfly BSD </text:p>
        </text:list-item>
      </text:list>
      <text:list xml:id="list1911691453" text:style-name="L26">
        <text:list-item>
          <text:p text:style-name="P30"><text:bookmark text:name="MirOS-BSD"/>MirOS BSD </text:p>
        </text:list-item>
      </text:list>
      <text:list xml:id="list865423898" text:style-name="L28">
        <text:list-item>
          <text:p text:style-name="P46"><text:bookmark text:name="Symbian-(Series-60-v3,-3.2-and-5---what-else?)"/>Symbian (Series 60 v3, 3.2 and 5 - what else?) </text:p>
        </text:list-item>
      </text:list>
      <text:list xml:id="list1771455159" text:style-name="L29">
        <text:list-item>
          <text:p text:style-name="P47"><text:bookmark text:name="Stratus-VOS"/>Stratus VOS </text:p>
        </text:list-item>
      </text:list>
      <text:list xml:id="list1086907321" text:style-name="L30">
        <text:list-item>
          <text:p text:style-name="P31"><text:bookmark text:name="AIX1"/>AIX </text:p>
        </text:list-item>
      </text:list>
      <text:h text:style-name="P5" text:outline-level="2"><text:bookmark-start text:name="_Ref20936157"/>Требования к пользователям<text:bookmark-end text:name="_Ref20936157"/></text:h>
      <text:p text:style-name="P92">Пользователи системы делятся на 2 категории: составители генераторов и потребители сгенерированных заданий.</text:p>
      <text:p text:style-name="P91">Для запуска генерации необходимо умение использования командной строки.</text:p>
      <text:p text:style-name="P91">Для составления генераторов необходимо умение программирования с использованием ЯП perl и знакомство с библиотекой генерации тестовых заданий данной системы.</text:p>
      <text:h text:style-name="P4" text:outline-level="1">3. Архи<text:bookmark-start text:name="_Toc233009942"/>тектура системы (Общие требования)<text:bookmark-end text:name="_Toc233009942"/></text:h>
      <text:p text:style-name="P102"/>
      <text:p text:style-name="P93">Программу можно разделить на 3 подсистемы:</text:p>
      <text:list xml:id="list2097259480" text:style-name="L54">
        <text:list-item>
          <text:p text:style-name="P71">подсистема запуска генераторов и вывода результатов</text:p>
        </text:list-item>
        <text:list-item>
          <text:p text:style-name="P71">генераторы заданий</text:p>
        </text:list-item>
        <text:list-item>
          <text:p text:style-name="P71">библиотека генерации тестовых заданий</text:p>
        </text:list-item>
      </text:list>
      <text:p text:style-name="Stolen"/>
      <text:p text:style-name="P93">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Stolen"><text:soft-page-break/></text:p>
      <text:p text:style-name="P100"><draw:g text:anchor-type="as-char" draw:z-index="3" draw:style-name="gr6"><draw:custom-shape draw:style-name="gr12" draw:text-style-name="P103" svg:width="1.5913in" svg:height="0.4169in" svg:x="0.2673in" svg:y="0in"><text:p text:style-name="P103">Командрая строка</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3" draw:text-style-name="P103" svg:width="0.1142in" svg:height="2.7087in" svg:x="3.0693in" svg:y="1.4646in"><text:p/></draw:rect><draw:rect draw:style-name="gr8" draw:text-style-name="P103" svg:width="1.976in" svg:height="0.563in" svg:x="0.1154in" svg:y="1.0543in"><text:p text:style-name="P103">Процедуры вызова</text:p><text:p text:style-name="P103">генераторов и вывода</text:p><text:p text:style-name="P103">результатов</text:p></draw:rect><draw:rect draw:style-name="gr9" draw:text-style-name="P103" svg:width="0.9567in" svg:height="1.426in" svg:x="3.2866in" svg:y="2.0807in"><text:p text:style-name="P103">Стандартная</text:p><text:p text:style-name="P103">библиотека</text:p></draw:rect><draw:rect draw:style-name="gr8" draw:text-style-name="P103" svg:width="1.3657in" svg:height="0.6059in" svg:x="0.3516in" svg:y="3.6984in"><text:p text:style-name="P103">Библиотека</text:p><text:p text:style-name="P103">генерации </text:p><text:p text:style-name="P103">заданий</text:p></draw:rect><draw:g draw:style-name="gr14"><draw:g draw:style-name="gr14"><draw:circle draw:style-name="gr15" draw:text-style-name="P103" svg:width="0.4543in" svg:height="0.4543in" svg:x="0.2283in" svg:y="2.5063in"><text:p/></draw:circle><draw:circle draw:style-name="gr15" draw:text-style-name="P103" svg:width="0.4453in" svg:height="0.4453in" svg:x="0.4783in" svg:y="2.5063in"><text:p/></draw:circle><draw:circle draw:style-name="gr15" draw:text-style-name="P103" svg:width="0.4453in" svg:height="0.4453in" svg:x="0.7854in" svg:y="2.5063in"><text:p/></draw:circle><draw:circle draw:style-name="gr15" draw:text-style-name="P103" svg:width="0.4642in" svg:height="0.4642in" svg:x="1.0555in" svg:y="2.5063in"><text:p/></draw:circle><draw:circle draw:style-name="gr8" draw:text-style-name="P103" svg:width="0.4453in" svg:height="0.4453in" svg:x="1.3717in" svg:y="2.5063in"><text:p/></draw:circle></draw:g><draw:frame draw:style-name="gr16" svg:width="1.5067in" svg:height="0.4358in" svg:x="0.6063in" svg:y="2.2445in"><draw:text-box><text:p>Генераторы</text:p></draw:text-box></draw:frame><draw:custom-shape draw:style-name="gr17" svg:width="2.0268in" svg:height="0.8524in" svg:x="0in" svg:y="2.1866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mirror-horizontal="false" draw:mirror-vertical="false"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8" svg:width="0.398in" svg:height="0.5303in" svg:x="0.872in" svg:y="3.0654in"><text:p/><draw:enhanced-geometry svg:viewBox="0 0 21600 21600" draw:text-areas="?f0 ?f7 ?f2 21600" draw:mirror-horizontal="false" draw:mirror-vertical="false"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9" svg:width="0.4642in" svg:height="0.1134in" svg:x="2.2354in" svg:y="1.5409in"><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9" svg:width="0.4835in" svg:height="0.1134in" svg:x="2.2256in" svg:y="2.4217in"><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9" svg:width="0.3787in" svg:height="0.5205in" svg:x="0.8429in" svg:y="0.4807in"><text:p/><draw:enhanced-geometry svg:viewBox="0 0 21600 21600" draw:text-areas="?f0 ?f8 ?f2 ?f9" draw:mirror-horizontal="false" draw:mirror-vertical="false"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8" svg:width="0.2657in" svg:height="0.4752in" svg:x="0.9193in" svg:y="1.6354in"><text:p/><draw:enhanced-geometry svg:viewBox="0 0 21600 21600" draw:text-areas="?f0 ?f8 ?f2 ?f9" draw:mirror-horizontal="false" draw:mirror-vertical="false"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svg:width="0.5307in" svg:height="0.1516in" svg:x="2.1693in" svg:y="3.822in"><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Standard">Диаграмма : Основные подсистемы программы.</text:p>
      <text:h text:style-name="P4" text:outline-level="1"><text:bookmark-start text:name="_Toc233009943"/>4. Спецификация данных<text:bookmark-end text:name="_Toc233009943"/></text:h>
      <text:p text:style-name="P85">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2044815724" text:style-name="L37">
        <text:list-item>
          <text:p text:style-name="P64">генераторы заданий с выбором единственного варианта ответа</text:p>
        </text:list-item>
        <text:list-item>
          <text:p text:style-name="P64">генераторы заданий, требующих от пользователя, непосредственного ввода ответа</text:p>
        </text:list-item>
      </text:list>
      <text:p text:style-name="P86">Для генераторов первого типа требуется:</text:p>
      <text:list xml:id="list1138944362" text:style-name="L55">
        <text:list-item>
          <text:p text:style-name="P65">создание текста условия задания</text:p>
        </text:list-item>
        <text:list-item>
          <text:p text:style-name="P65">создание нескольких вариантов ответов</text:p>
        </text:list-item>
        <text:list-item>
          <text:p text:style-name="P65">указания одного правильного варианта ответа</text:p>
        </text:list-item>
      </text:list>
      <text:p text:style-name="P85">Для генераторов второго типа необходимо:</text:p>
      <text:list xml:id="list1057637541" text:style-name="L56">
        <text:list-item>
          <text:p text:style-name="P72">создание текста условия задания</text:p>
        </text:list-item>
        <text:list-item>
          <text:p text:style-name="P72">создание единственного варианта решения</text:p>
        </text:list-item>
      </text:list>
      <text:list xml:id="list37258272" text:style-name="L39">
        <text:list-header>
          <text:h text:style-name="P51" text:outline-level="1">5. Функциональные требования</text:h>
        </text:list-header>
      </text:list>
      <text:p text:style-name="P85">Система должна позволять пользователям:</text:p>
      <text:list xml:id="list1935955844" text:style-name="L46">
        <text:list-item>
          <text:p text:style-name="P70">генерировать тестовые задания ЕГЭ</text:p>
        </text:list-item>
        <text:list-item>
          <text:p text:style-name="P70">добавлять генераторы новых типов заданий</text:p>
        </text:list-item>
      </text:list>
      <text:p text:style-name="P85">При этом отдельные подсистемы должны выполнять следующие функции:</text:p>
      <text:list xml:id="list563085982" text:style-name="L47">
        <text:list-item>
          <text:p text:style-name="P66">Подсистема запуска генераторов и вывода результатов </text:p>
        </text:list-item>
      </text:list>
      <text:list xml:id="list1028151873" text:style-name="L48">
        <text:list-item>
          <text:p text:style-name="P67">запускать множество генераторов </text:p>
        </text:list-item>
        <text:list-item>
          <text:p text:style-name="P67">преобразования полученных от генераторов данных в формат html или json</text:p>
        </text:list-item>
      </text:list>
      <text:list xml:id="list1329063873" text:continue-list="list563085982" text:style-name="L47">
        <text:list-item>
          <text:p text:style-name="P66">Генераторы заданий</text:p>
        </text:list-item>
      </text:list>
      <text:list xml:id="list2004262192" text:style-name="L49">
        <text:list-item>
          <text:p text:style-name="P68">создавать варианты тестовых заданий ЕГЭ по информатике на основе случайных алгоритмов</text:p>
        </text:list-item>
      </text:list>
      <text:list xml:id="list1767803332" text:continue-list="list1329063873" text:style-name="L47">
        <text:list-item>
          <text:p text:style-name="P66"><text:soft-page-break/>Библиотека генерации тестовых заданий</text:p>
        </text:list-item>
      </text:list>
      <text:list xml:id="list1910961153" text:style-name="L50">
        <text:list-item>
          <text:p text:style-name="P69">предоставлять пользователю набор функций облегчающих процесс создания генераторов</text:p>
        </text:list-item>
      </text:list>
      <text:h text:style-name="P5" text:outline-level="2"><text:bookmark-start text:name="_Toc233009948"/>Библиотека подпрограмм (классов)<text:bookmark-end text:name="_Toc233009948"/></text:h>
      <text:p text:style-name="P83">Библиотека генерации заданий состоит из нескольких модулей, выполняющих определённые функции:</text:p>
      <text:list xml:id="list645114842" text:style-name="L58">
        <text:list-item>
          <text:p text:style-name="P74">Bin — вывод в html чисел в двоичной, восьмеричной или шестнадцатеричной системах исчисления</text:p>
        </text:list-item>
        <text:list-item>
          <text:p text:style-name="P74">Bits — работа с бинарными векторами</text:p>
        </text:list-item>
        <text:list-item>
          <text:p text:style-name="P74">GenBase — описание классов - генераторов</text:p>
        </text:list-item>
        <text:list-item>
          <text:p text:style-name="P74">Graph — работа с графами, вывод структур, описывающих графы в html и визуализация графов в svg</text:p>
        </text:list-item>
        <text:list-item>
          <text:p text:style-name="P74">Html — генерация html</text:p>
        </text:list-item>
        <text:list-item>
          <text:p text:style-name="P74">LagnTable — вывод заданий на программирование</text:p>
        </text:list-item>
        <text:list-item>
          <text:p text:style-name="P74">Logic — работа с логическими выражениями</text:p>
        </text:list-item>
        <text:list-item>
          <text:p text:style-name="P74">NotationBase — преобразование чисел из одной системы исчисления в другие</text:p>
        </text:list-item>
        <text:list-item>
          <text:p text:style-name="P74">NumText — вывод чисел и простых выражений, сосящих из числа и зависимого слова в виде текста</text:p>
        </text:list-item>
        <text:list-item>
          <text:p text:style-name="P74">Prog — генерация заданий на программирование</text:p>
        </text:list-item>
        <text:list-item>
          <text:p text:style-name="P74">Random — генерация случайных чисел, случайных выборок из последовательности, случайных букв и строк.</text:p>
        </text:list-item>
        <text:list-item>
          <text:p text:style-name="P74">Svg — генерация </text:p>
        </text:list-item>
      </text:list>
      <text:p text:style-name="P83">Кроме того библиотека содержит словари часто используемых в тексте заданий слов:</text:p>
      <text:list xml:id="list106609587" text:style-name="L57">
        <text:list-item>
          <text:p text:style-name="P73">Russian/Animals — названия животных</text:p>
        </text:list-item>
        <text:list-item>
          <text:p text:style-name="P73">Russian/FamilyNames — русские фамилии</text:p>
        </text:list-item>
        <text:list-item>
          <text:p text:style-name="P73">Russian/Jobs — профессии</text:p>
        </text:list-item>
        <text:list-item>
          <text:p text:style-name="P73">Russian/Names — русские имена</text:p>
        </text:list-item>
        <text:list-item>
          <text:p text:style-name="P73">Russian/SimpleNames — широко распространённые русские имена</text:p>
        </text:list-item>
        <text:list-item>
          <text:p text:style-name="P73">Russian/Subjects — названия школьных дисциплин</text:p>
        </text:list-item>
      </text:list>
      <text:list xml:id="list1327091900" text:style-name="L59">
        <text:list-item>
          <text:h text:style-name="P50" text:outline-level="1"><text:bookmark-start text:name="_Toc233009949"/>Требования к интерфейсу<text:bookmark-end text:name="_Toc233009949"/></text:h>
        </text:list-item>
      </text:list>
      <text:p text:style-name="P7"/>
      <text:p text:style-name="P7">Интерфейс командной строки</text:p>
      <text:list xml:id="list25293990" text:style-name="L40">
        <text:list-item>
          <text:h text:style-name="P49" text:outline-level="1"><text:bookmark-start text:name="_Toc233009950"/>Прочие требования<text:bookmark-end text:name="_Toc233009950"/></text:h>
        </text:list-item>
      </text:list>
      <text:h text:style-name="P5" text:outline-level="2"><text:bookmark-start text:name="_Toc233009951"/>7.1. Требования к надёжности<text:bookmark-end text:name="_Toc233009951"/></text:h>
      <text:h text:style-name="P5" text:outline-level="2"><text:bookmark-start text:name="_Toc233009952"/>7.2. Требования к безопасности<text:bookmark-end text:name="_Toc233009952"/></text:h>
      <text:h text:style-name="P5" text:outline-level="2"><text:bookmark-start text:name="_Toc233009953"/>7.3. Требования к производительности<text:bookmark-end text:name="_Toc233009953"/></text:h>
      <text:h text:style-name="P4" text:outline-level="1"><text:bookmark-start text:name="_Toc233009954"/>8. Проект<text:bookmark-end text:name="_Toc233009954"/></text:h>
      <text:list xml:id="list1811803123" text:style-name="L60">
        <text:list-item>
          <text:list>
            <text:list-item>
              <text:h text:style-name="P56" text:outline-level="2"><text:bookmark-start text:name="_Toc233009955"/>Средства реализации<text:bookmark-end text:name="_Toc233009955"/></text:h>
            </text:list-item>
          </text:list>
        </text:list-item>
      </text:list>
      <text:p text:style-name="P89">Система целиком реализована на языке программирования Perl с использованием стандартной библиотеки этого языка. </text:p>
      <text:p text:style-name="P88"><text:soft-page-break/>Для работы с исходным кодом системы пригоден любой текстовый редактор. Мною используется текстовый редактор emacs. Среди преимуществ этого редактора стоит выделить режим отладки программ на ЯП perl.</text:p>
      <text:p text:style-name="P88">Для просмотра сгенерированных тестов можно использовать любой современный веб-браузер. Я использую firefox.</text:p>
      <text:h text:style-name="P5" text:outline-level="2"><text:bookmark-start text:name="_Toc233009956"/>8.2. Структуры данных<text:bookmark-end text:name="_Toc233009956"/></text:h>
      <text:p text:style-name="Standard">??? </text:p>
      <text:h text:style-name="P5" text:outline-level="2"><text:bookmark-start text:name="_Toc233009957"/>8.3. Модули и алгоритмы<text:bookmark-end text:name="_Toc233009957"/></text:h>
      <text:p text:style-name="Stolen">Описать общую структуру системы или каждой из подсистем. Перечислить, в зависимости от размера и сложности системы, все модули и классы и/или процедуры и функции с кратким описанием назначения каждого пункта. Описать внутренние интерфейсы между частями системы.</text:p>
      <text:p text:style-name="Stolen">Если при разработке были применены или созданы нетривиальные алгоритмы, описать их. Для известных алгоритмов привести ссылки, для новых — сравнение с существующими и анализ их свойств, эффективности, преимуществ и недостатков.</text:p>
      <text:h text:style-name="P5" text:outline-level="2"><text:bookmark-start text:name="_Toc233009958"/>8.4. Стандарт кодирования<text:bookmark-end text:name="_Toc233009958"/></text:h>
      <text:p text:style-name="Stolen">Кратко описать используемый стандарт кодирования, указать его источник (например, принят в организации-заказчике, рекомендуется разработчиками используемого языка программирования), привести ссылку на литературу. Обратить внимание на уникальные для данного проекта элементы стандарта, особенно соглашения об именовании.</text:p>
      <text:p text:style-name="Stolen">Если для оформления кода использовались автоматические инструменты (например, среды программирования с автоматической генерацией кода, программы автоматического форматирования кода), указать эти инструменты и параметры их вызова.</text:p>
      <text:p text:style-name="Standard">***Принят автором системы состоит в следующим: … ***</text:p>
      <text:h text:style-name="P5" text:outline-level="2"><text:bookmark-start text:name="_Toc233009959"/>8.5. Проект интерфейса<text:bookmark-end text:name="_Toc233009959"/></text:h>
      <text:p text:style-name="Standard">Результаты могут выводиться в след. форматах: </text:p>
      <text:list xml:id="list665930538" text:style-name="L9">
        <text:list-item>
          <text:p text:style-name="P62">html (просто и сердито)</text:p>
        </text:list-item>
        <text:list-item>
          <text:p text:style-name="P62">json </text:p>
        </text:list-item>
      </text:list>
      <text:h text:style-name="P4" text:outline-level="1"><text:bookmark-start text:name="_Toc233009960"/>9. Реализация и тестирование<text:bookmark-end text:name="_Toc233009960"/></text:h>
      <text:p text:style-name="Stolen">Привести данные о физических характеристиках текущей версии системы:</text:p>
      <text:list xml:id="list1034879142" text:style-name="RTF_5f_Num_20_30">
        <text:list-item>
          <text:p text:style-name="P98">объём <text:span text:style-name="T2">написанного автором </text:span>кода в килобайтах и строках, отдельно по каждому языку программирования,</text:p>
        </text:list-item>
        <text:list-item>
          <text:p text:style-name="P98">для работ, заключающихся в изменении существующей системы, объём <text:span text:style-name="T2">изменённого автором</text:span> кода в строках,</text:p>
        </text:list-item>
        <text:list-item>
          <text:p text:style-name="P98">объём <text:span text:style-name="T2">автоматически сгенерированного </text:span>кода в килобайтах и строках, отдельно по каждому языку программирования (сюда входят, например, файлы <text:span text:style-name="T5">*.</text:span><text:span text:style-name="T6">dfm</text:span> в системе <text:span text:style-name="T3">Delphi</text:span>),</text:p>
        </text:list-item>
        <text:list-item>
          <text:p text:style-name="P98">количество модулей, форм, экранов, страниц сайта и т. п.,</text:p>
        </text:list-item>
        <text:list-item>
          <text:p text:style-name="P98">количество автоматических тестов,</text:p>
        </text:list-item>
        <text:list-item>
          <text:p text:style-name="P98">количество и объём, в килобайтах, программных компонент,</text:p>
        </text:list-item>
        <text:list-item>
          <text:p text:style-name="P98">фактическое быстродействие и затраты оперативной памяти, на нескольких примерах, сравнить с требованиями п. 7.2.</text:p>
        </text:list-item>
        <text:list-item>
          <text:p text:style-name="P98">фактическое количество пользователей, кроме разработчиков системы.</text:p>
        </text:list-item>
      </text:list>
      <text:p text:style-name="Stolen">Если данная система разрабатывалась как часть более крупной, привести количественную (например, «около 15% кода») и качественную оценку вклада данной подсистемы.</text:p>
      <text:p text:style-name="Stolen">Указать методику тестирования: по белому или чёрному ящику, бета-тестирование, случайное тестирование. Описать процедуру тестирования (вручную или автоматически), его объём и результаты.</text:p>
      <text:p text:style-name="Stolen">Если проводилось внедрение, описать процесс внедрения, полученный технико-экономический эффект, отзывы пользователей. Сослаться на <text:span text:style-name="T2">Акт о внедрении</text:span>, который должен прилагаться к работе.</text:p>
      <text:p text:style-name="Stolen">Сделать вывод об успешности реализации программной системы.</text:p>
      <text:p text:style-name="Stolen">Если сложность описываемой системы невелика, данный раздел можно опустить, и перенести данные о характеристиках системы и её внедрении в «Заключение».</text:p>
      <text:p text:style-name="Standard">Данные см. на гитхабе. Будет порядка 1000 строк кода.</text:p>
      <text:p text:style-name="Standard"><text:soft-page-break/>С тестированием всё плохо: генераторы тестировались во время разработки всеми перечисленными методами, а также известным методом «авось правильно».</text:p>
      <text:h text:style-name="P4" text:outline-level="1"><text:bookmark-start text:name="_Toc233009962"/>Заключение<text:bookmark-end text:name="_Toc233009962"/></text:h>
      <text:p text:style-name="Stolen">Раздел не нумеруется. Начать раздел фразой «Таким образом, в процессе <text:span text:style-name="T2">курсовой / дипломной / др.</text:span> работы мною было …», за которой перечислить виды деятельности, выполненные в рамках работы. Отделить в списке учебную деятельность («изучено», «углублены знания / повышены навыки в области…») от производственной («разработано», «спроектировано», «реализовано», и т.п.) </text:p>
      <text:p text:style-name="Stolen">В перечислении избегать общих выражений («изучена предметная область»), а вместо этого использовать конкретные («изучены основы банковского дела и схема работы на примере банка Х»).</text:p>
      <text:p text:style-name="Stolen">Кратко перечислить основные характеристики и достоинства разработанной системы, привести данные о её внедрении и достигнутом за счёт него эффекте, указать пути дальнейшего развития системы. В случае отсутствия п. 8 «Реализация», привести краткие сведения об объёме и сложности системы.</text:p>
      <text:p text:style-name="Standard">Таким образом, в процессе <text:span text:style-name="T7">курсовой</text:span> работы мною был поддержан существующий открытый проект. </text:p>
      <text:p text:style-name="Standard">В целом были выполнены поставленные задачи.</text:p>
      <text:p text:style-name="Standard">Я познакомился с ЯП перл, и за время выполнения работы мой перл стал заметно лучше.</text:p>
      <text:h text:style-name="P4" text:outline-level="1"><text:bookmark-start text:name="_Toc233009963"/>Список литературы<text:bookmark-end text:name="_Toc233009963"/></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fo:margin-left="0in" fo:margin-right="0in"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4-28T04:51:03</dc:date>
    <dc:creator>Behemoth </dc:creator>
    <meta:editing-duration>PT17H04M15S</meta:editing-duration>
    <meta:editing-cycles>26</meta:editing-cycles>
    <meta:generator>OpenOffice.org/3.2$Unix OpenOffice.org_project/320m12$Build-9483</meta:generator>
    <meta:document-statistic meta:table-count="2" meta:image-count="0" meta:object-count="1" meta:page-count="18" meta:paragraph-count="375" meta:word-count="4311" meta:character-count="33008"/>
  </office:meta>
</office:document-meta>
</file>